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Hindi1" svg:font-family="'Lohit Hindi'"/>
    <style:font-face style:name="OpenSymbol" svg:font-family="OpenSymbol"/>
    <style:font-face style:name="Courier New"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2abc"/>
    </style:style>
    <style:style style:name="P2" style:family="paragraph" style:parent-style-name="Text_20_body">
      <style:text-properties officeooo:paragraph-rsid="001386ab"/>
    </style:style>
    <style:style style:name="P3" style:family="paragraph" style:parent-style-name="Text_20_body">
      <style:paragraph-properties fo:text-align="center" style:justify-single-word="false"/>
      <style:text-properties officeooo:paragraph-rsid="000f1713"/>
    </style:style>
    <style:style style:name="P4" style:family="paragraph" style:parent-style-name="Text_20_body">
      <style:text-properties style:font-name="Droid Sans Mono1" fo:font-size="10pt" officeooo:paragraph-rsid="000c06cf" style:font-size-asian="10pt" style:font-size-complex="10pt"/>
    </style:style>
    <style:style style:name="P5" style:family="paragraph" style:parent-style-name="Text_20_body">
      <style:text-properties style:font-name="Droid Sans Mono1" fo:font-size="10pt" officeooo:paragraph-rsid="00403420" style:font-size-asian="10pt" style:font-size-complex="10pt"/>
    </style:style>
    <style:style style:name="P6" style:family="paragraph" style:parent-style-name="Text_20_body">
      <style:text-properties style:font-name="Droid Sans Mono1" fo:font-size="10pt" officeooo:paragraph-rsid="000c3360" style:font-size-asian="10pt" style:font-size-complex="10pt"/>
    </style:style>
    <style:style style:name="P7" style:family="paragraph" style:parent-style-name="Text_20_body">
      <style:text-properties style:font-name="Droid Sans Mono1" fo:font-size="10pt" officeooo:paragraph-rsid="0043754e" style:font-size-asian="10pt" style:font-size-complex="10pt"/>
    </style:style>
    <style:style style:name="P8" style:family="paragraph" style:parent-style-name="Text_20_body">
      <style:text-properties style:font-name="Droid Sans Mono1" fo:font-size="10pt" officeooo:paragraph-rsid="000ca5f7" style:font-size-asian="10pt" style:font-size-complex="10pt"/>
    </style:style>
    <style:style style:name="P9" style:family="paragraph" style:parent-style-name="Text_20_body">
      <style:text-properties style:font-name="Droid Sans Mono1" fo:font-size="10pt" officeooo:paragraph-rsid="000e3975" style:font-size-asian="10pt" style:font-size-complex="10pt"/>
    </style:style>
    <style:style style:name="P10" style:family="paragraph" style:parent-style-name="Text_20_body">
      <style:text-properties style:font-name="Droid Sans Mono1" officeooo:paragraph-rsid="000ca5f7"/>
    </style:style>
    <style:style style:name="P11" style:family="paragraph" style:parent-style-name="Text_20_body">
      <style:text-properties style:font-name="Droid Sans Mono1" officeooo:paragraph-rsid="000e3975"/>
    </style:style>
    <style:style style:name="P12" style:family="paragraph" style:parent-style-name="Text_20_body">
      <style:paragraph-properties fo:text-align="center" style:justify-single-word="false"/>
      <style:text-properties fo:font-weight="bold" officeooo:paragraph-rsid="00092abc" style:font-weight-asian="bold" style:font-weight-complex="bold"/>
    </style:style>
    <style:style style:name="P13" style:family="paragraph" style:parent-style-name="Text_20_body">
      <style:text-properties officeooo:paragraph-rsid="00575928"/>
    </style:style>
    <style:style style:name="P14"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a6503"/>
    </style:style>
    <style:style style:name="P15"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b9d97"/>
    </style:style>
    <style:style style:name="P16" style:family="paragraph" style:parent-style-name="Text_20_body">
      <style:paragraph-properties fo:margin-top="0cm" fo:margin-bottom="0cm" style:contextual-spacing="false" fo:padding="0cm" fo:border="none"/>
      <style:text-properties officeooo:paragraph-rsid="003e18e7"/>
    </style:style>
    <style:style style:name="P17" style:family="paragraph" style:parent-style-name="Text_20_body">
      <style:paragraph-properties fo:padding="0cm" fo:border="none"/>
      <style:text-properties officeooo:paragraph-rsid="000ca5f7"/>
    </style:style>
    <style:style style:name="P18" style:family="paragraph" style:parent-style-name="Text_20_body">
      <style:paragraph-properties fo:padding="0cm" fo:border="none"/>
      <style:text-properties officeooo:paragraph-rsid="000e3975"/>
    </style:style>
    <style:style style:name="P19" style:family="paragraph" style:parent-style-name="Text_20_body">
      <style:paragraph-properties fo:padding="0cm" fo:border="none"/>
      <style:text-properties officeooo:paragraph-rsid="001386ab"/>
    </style:style>
    <style:style style:name="P20" style:family="paragraph" style:parent-style-name="Text_20_body">
      <style:paragraph-properties fo:padding="0cm" fo:border="none"/>
      <style:text-properties style:use-window-font-color="true" style:text-underline-style="none" officeooo:rsid="00092abc" officeooo:paragraph-rsid="000b9d97"/>
    </style:style>
    <style:style style:name="P21" style:family="paragraph" style:parent-style-name="Text_20_body">
      <style:paragraph-properties fo:padding="0cm" fo:border="none"/>
      <style:text-properties style:use-window-font-color="true" style:font-name="Droid Sans Mono1" fo:font-size="10pt" style:text-underline-style="none" officeooo:rsid="000a6503" officeooo:paragraph-rsid="001386ab" style:font-size-asian="10pt" style:font-size-complex="10pt"/>
    </style:style>
    <style:style style:name="P22" style:family="paragraph" style:parent-style-name="Text_20_body">
      <style:paragraph-properties fo:padding="0cm" fo:border="none"/>
      <style:text-properties officeooo:paragraph-rsid="002d0cfc"/>
    </style:style>
    <style:style style:name="P23" style:family="paragraph" style:parent-style-name="Text_20_body">
      <style:paragraph-properties fo:padding="0cm" fo:border="none"/>
      <style:text-properties style:font-name="Droid Sans Mono1" officeooo:paragraph-rsid="000e3975"/>
    </style:style>
    <style:style style:name="P24" style:family="paragraph" style:parent-style-name="Text_20_body">
      <style:paragraph-properties fo:margin-left="0cm" fo:margin-right="0cm" fo:text-indent="0cm" style:auto-text-indent="false" fo:padding="0cm" fo:border="none"/>
      <style:text-properties officeooo:paragraph-rsid="000a6503"/>
    </style:style>
    <style:style style:name="P25" style:family="paragraph" style:parent-style-name="Text_20_body">
      <style:paragraph-properties fo:margin-left="0cm" fo:margin-right="0cm" fo:text-indent="0cm" style:auto-text-indent="false" fo:padding="0cm" fo:border="none"/>
      <style:text-properties style:use-window-font-color="true" style:text-underline-style="none" officeooo:rsid="00092abc" officeooo:paragraph-rsid="000b9d97"/>
    </style:style>
    <style:style style:name="P26" style:family="paragraph" style:parent-style-name="Text_20_body">
      <style:paragraph-properties fo:margin-left="0cm" fo:margin-right="0cm" fo:text-indent="0cm" style:auto-text-indent="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27" style:family="paragraph" style:parent-style-name="Text_20_body">
      <style:paragraph-properties fo:margin-left="0cm" fo:margin-right="0cm" fo:text-indent="0cm" style:auto-text-indent="false" fo:padding="0cm" fo:border="none"/>
      <style:text-properties style:use-window-font-color="true" style:font-name="Droid Sans Mono1" fo:font-size="10pt" style:text-underline-style="none" officeooo:rsid="00092abc" officeooo:paragraph-rsid="000ca5f7" style:font-size-asian="10pt" style:font-size-complex="10pt"/>
    </style:style>
    <style:style style:name="P28" style:family="paragraph" style:parent-style-name="Text_20_body">
      <style:paragraph-properties fo:margin-left="0cm" fo:margin-right="0cm" fo:text-indent="0cm" style:auto-text-indent="false" fo:padding="0cm" fo:border="none"/>
      <style:text-properties style:use-window-font-color="true" style:font-name="Droid Sans Mono1" fo:font-size="10pt" style:text-underline-style="none" officeooo:rsid="00092abc" officeooo:paragraph-rsid="00289d67" style:font-size-asian="10pt" style:font-size-complex="10pt"/>
    </style:style>
    <style:style style:name="P29" style:family="paragraph" style:parent-style-name="Text_20_body">
      <style:paragraph-properties fo:margin-left="0cm" fo:margin-right="0cm" fo:text-indent="0cm" style:auto-text-indent="false" fo:padding="0cm" fo:border="none"/>
      <style:text-properties officeooo:paragraph-rsid="00350b75"/>
    </style:style>
    <style:style style:name="P30" style:family="paragraph" style:parent-style-name="Preformatted_20_Text">
      <style:paragraph-properties fo:margin-left="0cm" fo:margin-right="0cm" fo:text-indent="0cm" style:auto-text-indent="false" fo:padding="0cm" fo:border="none"/>
      <style:text-properties officeooo:paragraph-rsid="00350b75"/>
    </style:style>
    <style:style style:name="P31"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3360"/>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a5f7"/>
    </style:style>
    <style:style style:name="P33"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94ebe"/>
    </style:style>
    <style:style style:name="P34"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a6503" officeooo:paragraph-rsid="000a6503"/>
    </style:style>
    <style:style style:name="P35"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06cf"/>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3360"/>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a5f7"/>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ca5f7" officeooo:paragraph-rsid="000ca5f7"/>
    </style:style>
    <style:style style:name="P39"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style:text-underline-style="none" officeooo:rsid="00092abc" officeooo:paragraph-rsid="000ca5f7"/>
    </style:style>
    <style:style style:name="P40"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0c06cf" style:font-size-asian="10pt" style:font-size-complex="10pt"/>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408dd4" style:font-size-asian="10pt" style:font-size-complex="10pt"/>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40f81f" style:font-size-asian="10pt" style:font-size-complex="10pt"/>
    </style:style>
    <style:style style:name="P43"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0c3360" style:font-size-asian="10pt" style:font-size-complex="10pt"/>
    </style:style>
    <style:style style:name="P44"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0ca5f7" style:font-size-asian="10pt" style:font-size-complex="10pt"/>
    </style:style>
    <style:style style:name="P45"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ca5f7" officeooo:paragraph-rsid="000e3975" style:font-size-asian="10pt" style:font-size-complex="10pt"/>
    </style:style>
    <style:style style:name="P4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ca5f7" officeooo:paragraph-rsid="0056b806" style:font-size-asian="10pt" style:font-size-complex="10pt"/>
    </style:style>
    <style:style style:name="P47" style:family="paragraph" style:parent-style-name="Text_20_body">
      <style:paragraph-properties fo:margin-left="0cm" fo:margin-right="0cm" fo:margin-top="0cm" fo:margin-bottom="0cm" style:contextual-spacing="false" fo:text-indent="0cm" style:auto-text-indent="false" fo:padding="0cm" fo:border="none"/>
      <style:text-properties style:font-name="Droid Sans Mono1" fo:font-size="10pt" officeooo:paragraph-rsid="000c06cf" style:font-size-asian="10pt" style:font-size-complex="10pt"/>
    </style:style>
    <style:style style:name="P48" style:family="paragraph" style:parent-style-name="Text_20_body">
      <style:paragraph-properties fo:margin-left="0cm" fo:margin-right="0cm" fo:margin-top="0cm" fo:margin-bottom="0cm" style:contextual-spacing="false" fo:text-indent="0cm" style:auto-text-indent="false" fo:padding="0cm" fo:border="none"/>
      <style:text-properties style:font-name="Droid Sans Mono1" fo:font-size="10pt" officeooo:paragraph-rsid="000c3360" style:font-size-asian="10pt" style:font-size-complex="10pt"/>
    </style:style>
    <style:style style:name="P49" style:family="paragraph" style:parent-style-name="Text_20_body">
      <style:paragraph-properties fo:margin-left="0cm" fo:margin-right="0cm" fo:margin-top="0cm" fo:margin-bottom="0cm" style:contextual-spacing="false" fo:text-indent="0cm" style:auto-text-indent="false" fo:padding="0cm" fo:border="none"/>
      <style:text-properties style:font-name="Droid Sans Mono1" fo:font-size="10pt" officeooo:paragraph-rsid="000ca5f7" style:font-size-asian="10pt" style:font-size-complex="10pt"/>
    </style:style>
    <style:style style:name="P50"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2d0cfc"/>
    </style:style>
    <style:style style:name="P5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06cf"/>
    </style:style>
    <style:style style:name="P5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3360"/>
    </style:style>
    <style:style style:name="P53"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ca5f7" officeooo:paragraph-rsid="000ca5f7"/>
    </style:style>
    <style:style style:name="P54"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font-name="Droid Sans Mono1" fo:font-size="10pt" style:text-underline-style="none" officeooo:rsid="00092abc" officeooo:paragraph-rsid="004120ec" style:font-size-asian="10pt" style:font-size-complex="10pt"/>
    </style:style>
    <style:style style:name="P55"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font-name="Droid Sans Mono1" fo:font-size="10pt" style:text-underline-style="none" officeooo:rsid="00092abc" officeooo:paragraph-rsid="004222ee" style:font-size-asian="10pt" style:font-size-complex="10pt"/>
    </style:style>
    <style:style style:name="P56"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1c6d28"/>
    </style:style>
    <style:style style:name="P57"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a5f7"/>
    </style:style>
    <style:style style:name="P58"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4222ee"/>
    </style:style>
    <style:style style:name="P59" style:family="paragraph" style:parent-style-name="Text_20_body">
      <style:paragraph-properties fo:margin-left="0cm" fo:margin-right="0cm" fo:margin-top="0cm" fo:margin-bottom="0.21cm" style:contextual-spacing="false" fo:text-indent="0cm" style:auto-text-indent="false" fo:padding="0cm" fo:border="none"/>
      <style:text-properties style:font-name="Droid Sans Mono1" fo:font-size="10pt" officeooo:paragraph-rsid="000ca5f7" style:font-size-asian="10pt" style:font-size-complex="10pt"/>
    </style:style>
    <style:style style:name="P60" style:family="paragraph" style:parent-style-name="Text_20_body">
      <style:paragraph-properties fo:margin-left="0cm" fo:margin-right="0cm" fo:text-indent="0cm" style:auto-text-indent="false"/>
      <style:text-properties style:font-name="Droid Sans Mono1" fo:font-size="10pt" officeooo:paragraph-rsid="000b9d97" style:font-size-asian="10pt" style:font-size-complex="10pt"/>
    </style:style>
    <style:style style:name="P61" style:family="paragraph" style:parent-style-name="Standard">
      <style:text-properties style:use-window-font-color="true" style:text-underline-style="none" officeooo:rsid="00092abc"/>
    </style:style>
    <style:style style:name="P62" style:family="paragraph" style:parent-style-name="Text_20_body">
      <style:paragraph-properties fo:margin-top="0cm" fo:margin-bottom="0.21cm" style:contextual-spacing="false" fo:padding="0cm" fo:border="none"/>
      <style:text-properties officeooo:paragraph-rsid="0015c9d5"/>
    </style:style>
    <style:style style:name="P63" style:family="paragraph" style:parent-style-name="Text_20_body">
      <style:paragraph-properties fo:margin-top="0cm" fo:margin-bottom="0.21cm" style:contextual-spacing="false" fo:padding="0cm" fo:border="none"/>
      <style:text-properties officeooo:paragraph-rsid="000a6503"/>
    </style:style>
    <style:style style:name="P64" style:family="paragraph" style:parent-style-name="Text_20_body">
      <style:paragraph-properties fo:margin-top="0cm" fo:margin-bottom="0.21cm" style:contextual-spacing="false" fo:padding="0cm" fo:border="none"/>
      <style:text-properties officeooo:paragraph-rsid="000b9d97"/>
    </style:style>
    <style:style style:name="P65" style:family="paragraph" style:parent-style-name="Text_20_body">
      <style:paragraph-properties fo:margin-top="0cm" fo:margin-bottom="0.21cm" style:contextual-spacing="false" fo:padding="0cm" fo:border="none"/>
      <style:text-properties officeooo:paragraph-rsid="003e18e7"/>
    </style:style>
    <style:style style:name="P66" style:family="paragraph" style:parent-style-name="Text_20_body">
      <style:paragraph-properties fo:margin-left="-0.499cm" fo:margin-right="0cm" fo:text-indent="0cm" style:auto-text-indent="false"/>
      <style:text-properties officeooo:paragraph-rsid="002ef73d"/>
    </style:style>
    <style:style style:name="P67" style:family="paragraph" style:parent-style-name="Text_20_body">
      <style:paragraph-properties fo:margin-left="-0.101cm" fo:margin-right="0cm" fo:margin-top="0cm" fo:margin-bottom="0.21cm" style:contextual-spacing="false" fo:text-indent="0cm" style:auto-text-indent="false" fo:padding="0cm" fo:border="none"/>
      <style:text-properties style:use-window-font-color="true" style:text-underline-style="none" officeooo:rsid="00092abc" officeooo:paragraph-rsid="000a6503"/>
    </style:style>
    <style:style style:name="P68" style:family="paragraph" style:parent-style-name="Text_20_body">
      <style:paragraph-properties fo:margin-left="1.251cm" fo:margin-right="0cm" fo:text-indent="0cm" style:auto-text-indent="false"/>
      <style:text-properties style:font-name="Droid Sans Mono1" fo:font-size="10pt" officeooo:paragraph-rsid="0016a89f" style:font-size-asian="10pt" style:font-size-complex="10pt"/>
    </style:style>
    <style:style style:name="P69" style:family="paragraph" style:parent-style-name="Text_20_body">
      <style:paragraph-properties fo:margin-left="1.251cm" fo:margin-right="0cm" fo:text-indent="0cm" style:auto-text-indent="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70" style:family="paragraph" style:parent-style-name="Text_20_body">
      <style:paragraph-properties fo:margin-left="1.251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ca5f7" officeooo:paragraph-rsid="0056b806" style:font-size-asian="10pt" style:font-size-complex="10pt"/>
    </style:style>
    <style:style style:name="P71" style:family="paragraph" style:parent-style-name="Text_20_body">
      <style:paragraph-properties fo:margin-left="0.3cm" fo:margin-right="0cm" fo:margin-top="0cm" fo:margin-bottom="0cm" style:contextual-spacing="false" fo:text-indent="0cm" style:auto-text-indent="false">
        <style:tab-stops>
          <style:tab-stop style:position="1.058cm"/>
        </style:tab-stops>
      </style:paragraph-properties>
      <style:text-properties style:font-name="Droid Sans Mono1" fo:font-size="10pt" officeooo:paragraph-rsid="000c06cf" style:font-size-asian="10pt" style:font-size-complex="10pt"/>
    </style:style>
    <style:style style:name="P72" style:family="paragraph" style:parent-style-name="Text_20_body" style:list-style-name="L1">
      <style:text-properties style:use-window-font-color="true" fo:font-size="12pt" style:text-underline-style="none" style:font-size-asian="12pt" style:font-size-complex="12pt"/>
    </style:style>
    <style:style style:name="P73" style:family="paragraph" style:parent-style-name="Text_20_body" style:list-style-name="L9">
      <style:text-properties style:use-window-font-color="true" style:text-underline-style="none" officeooo:rsid="000e3975" officeooo:paragraph-rsid="000f1f8d"/>
    </style:style>
    <style:style style:name="P74" style:family="paragraph" style:parent-style-name="Text_20_body" style:list-style-name="L10">
      <style:text-properties style:use-window-font-color="true" style:text-underline-style="none" officeooo:rsid="000f1f8d" officeooo:paragraph-rsid="000f1f8d"/>
    </style:style>
    <style:style style:name="P75" style:family="paragraph" style:parent-style-name="Text_20_body">
      <style:text-properties style:use-window-font-color="true" style:text-underline-style="none" officeooo:rsid="00575928" officeooo:paragraph-rsid="00575928"/>
    </style:style>
    <style:style style:name="P76" style:family="paragraph" style:parent-style-name="Text_20_body">
      <style:text-properties style:font-name="Droid Sans Mono1" fo:font-size="10pt" officeooo:paragraph-rsid="000b9d97" style:font-size-asian="10pt" style:font-size-complex="10pt"/>
    </style:style>
    <style:style style:name="P77" style:family="paragraph" style:parent-style-name="Text_20_body">
      <style:text-properties style:font-name="Droid Sans Mono1" fo:font-size="10pt" officeooo:paragraph-rsid="000c06cf" style:font-size-asian="10pt" style:font-size-complex="10pt"/>
    </style:style>
    <style:style style:name="P78" style:family="paragraph" style:parent-style-name="Text_20_body">
      <style:text-properties style:font-name="Droid Sans Mono1" fo:font-size="10pt" officeooo:paragraph-rsid="000c3360" style:font-size-asian="10pt" style:font-size-complex="10pt"/>
    </style:style>
    <style:style style:name="P79" style:family="paragraph" style:parent-style-name="Text_20_body">
      <style:text-properties style:font-name="Droid Sans Mono1" fo:font-size="10pt" officeooo:paragraph-rsid="0043754e" style:font-size-asian="10pt" style:font-size-complex="10pt"/>
    </style:style>
    <style:style style:name="P80" style:family="paragraph" style:parent-style-name="Text_20_body">
      <style:text-properties style:font-name="Droid Sans Mono1" fo:font-size="10pt" officeooo:paragraph-rsid="000ca5f7" style:font-size-asian="10pt" style:font-size-complex="10pt"/>
    </style:style>
    <style:style style:name="P81" style:family="paragraph" style:parent-style-name="Text_20_body">
      <style:text-properties style:font-name="Courier New" fo:font-size="10pt" officeooo:paragraph-rsid="000ca5f7" style:font-size-asian="10pt" style:font-size-complex="10pt"/>
    </style:style>
    <style:style style:name="P82" style:family="paragraph" style:parent-style-name="Text_20_body" style:list-style-name="L11">
      <style:text-properties officeooo:paragraph-rsid="000f1f8d"/>
    </style:style>
    <style:style style:name="P83" style:family="paragraph" style:parent-style-name="Text_20_body">
      <style:text-properties fo:font-variant="normal" fo:text-transform="none" style:use-window-font-color="true" style:text-line-through-style="none" style:font-name="Helvetica" fo:font-size="9pt" fo:letter-spacing="normal" fo:font-style="normal" style:text-underline-style="none" fo:font-weight="normal" officeooo:rsid="000f1f8d" officeooo:paragraph-rsid="000f1f8d" style:text-blinking="false"/>
    </style:style>
    <style:style style:name="P84" style:family="paragraph" style:parent-style-name="Text_20_body" style:list-style-name="L1">
      <style:paragraph-properties fo:margin-top="0cm" fo:margin-bottom="0cm" style:contextual-spacing="false"/>
      <style:text-properties style:use-window-font-color="true" style:text-underline-style="none" officeooo:paragraph-rsid="00092abc"/>
    </style:style>
    <style:style style:name="P85" style:family="paragraph" style:parent-style-name="Text_20_body" style:list-style-name="L1">
      <style:paragraph-properties fo:margin-top="0cm" fo:margin-bottom="0cm" style:contextual-spacing="false"/>
      <style:text-properties style:use-window-font-color="true" officeooo:paragraph-rsid="00092abc"/>
    </style:style>
    <style:style style:name="P86" style:family="paragraph" style:parent-style-name="Text_20_body" style:list-style-name="L2">
      <style:paragraph-properties fo:margin-top="0cm" fo:margin-bottom="0cm" style:contextual-spacing="false"/>
      <style:text-properties officeooo:paragraph-rsid="00092abc"/>
    </style:style>
    <style:style style:name="P87" style:family="paragraph" style:parent-style-name="Text_20_body" style:list-style-name="L9">
      <style:paragraph-properties fo:margin-top="0cm" fo:margin-bottom="0cm" style:contextual-spacing="false"/>
      <style:text-properties officeooo:paragraph-rsid="000f1f8d"/>
    </style:style>
    <style:style style:name="P88" style:family="paragraph" style:parent-style-name="Text_20_body" style:list-style-name="L10">
      <style:paragraph-properties fo:margin-top="0cm" fo:margin-bottom="0cm" style:contextual-spacing="false"/>
      <style:text-properties officeooo:paragraph-rsid="000f1f8d"/>
    </style:style>
    <style:style style:name="P89" style:family="paragraph" style:parent-style-name="Text_20_body" style:list-style-name="L11">
      <style:paragraph-properties fo:margin-top="0cm" fo:margin-bottom="0cm" style:contextual-spacing="false"/>
      <style:text-properties officeooo:paragraph-rsid="000f1f8d"/>
    </style:style>
    <style:style style:name="P90" style:family="paragraph" style:parent-style-name="Text_20_body">
      <style:paragraph-properties fo:margin-top="0cm" fo:margin-bottom="0cm" style:contextual-spacing="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91" style:family="paragraph" style:parent-style-name="Text_20_body" style:list-style-name="L2">
      <style:paragraph-properties fo:margin-top="0cm" fo:margin-bottom="0.21cm" style:contextual-spacing="false"/>
      <style:text-properties officeooo:paragraph-rsid="00092abc"/>
    </style:style>
    <style:style style:name="P92" style:family="paragraph" style:parent-style-name="Text_20_body" style:list-style-name="L3">
      <style:paragraph-properties fo:margin-left="-1.251cm" fo:margin-right="0cm" fo:text-indent="0cm" style:auto-text-indent="false" fo:padding="0cm" fo:border="none"/>
      <style:text-properties officeooo:paragraph-rsid="00112073"/>
    </style:style>
    <style:style style:name="P93" style:family="paragraph" style:parent-style-name="Text_20_body" style:list-style-name="L3">
      <style:paragraph-properties fo:margin-left="-1.251cm" fo:margin-right="0cm" fo:text-indent="0cm" style:auto-text-indent="false" fo:padding="0cm" fo:border="none"/>
      <style:text-properties officeooo:paragraph-rsid="001386ab"/>
    </style:style>
    <style:style style:name="P94" style:family="paragraph" style:parent-style-name="Text_20_body" style:list-style-name="L5">
      <style:paragraph-properties fo:margin-left="-1.251cm" fo:margin-right="0cm" fo:text-indent="0cm" style:auto-text-indent="false" fo:padding="0cm" fo:border="none"/>
      <style:text-properties officeooo:paragraph-rsid="000b9d97"/>
    </style:style>
    <style:style style:name="P95" style:family="paragraph" style:parent-style-name="Text_20_body" style:list-style-name="L4">
      <style:paragraph-properties fo:margin-left="-1.251cm" fo:margin-right="0cm" fo:margin-top="0cm" fo:margin-bottom="0cm" style:contextual-spacing="false" fo:text-indent="0cm" style:auto-text-indent="false" fo:padding="0cm" fo:border="none"/>
      <style:text-properties officeooo:paragraph-rsid="000a6503"/>
    </style:style>
    <style:style style:name="P96"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2d0cfc"/>
    </style:style>
    <style:style style:name="P97"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0a6503"/>
    </style:style>
    <style:style style:name="P98"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officeooo:paragraph-rsid="000c06cf"/>
    </style:style>
    <style:style style:name="P99"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style:use-window-font-color="true" style:text-underline-style="none" fo:font-weight="bold" officeooo:rsid="000c06cf" officeooo:paragraph-rsid="000c06cf"/>
    </style:style>
    <style:style style:name="P100"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3360"/>
    </style:style>
    <style:style style:name="P101"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a5f7"/>
    </style:style>
    <style:style style:name="P102" style:family="paragraph" style:parent-style-name="Text_20_body" style:list-style-name="L8">
      <style:paragraph-properties fo:margin-left="-1.251cm" fo:margin-right="0cm" fo:margin-top="0cm" fo:margin-bottom="0.21cm" style:contextual-spacing="false" fo:text-indent="0cm" style:auto-text-indent="false" fo:padding="0cm" fo:border="none"/>
      <style:text-properties officeooo:paragraph-rsid="000ca5f7"/>
    </style:style>
    <style:style style:name="P103" style:family="paragraph" style:parent-style-name="Text_20_body">
      <style:paragraph-properties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104" style:family="paragraph" style:parent-style-name="Text_20_body">
      <style:paragraph-properties fo:padding="0cm" fo:border="none"/>
      <style:text-properties style:use-window-font-color="true" style:text-underline-style="none" officeooo:rsid="000ca5f7" officeooo:paragraph-rsid="002d0cfc"/>
    </style:style>
    <style:style style:name="P105"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92abc" officeooo:paragraph-rsid="000a6503"/>
    </style:style>
    <style:style style:name="P10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10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ca5f7" officeooo:paragraph-rsid="000e3975" style:font-size-asian="10pt" style:font-size-complex="10pt"/>
    </style:style>
    <style:style style:name="P108" style:family="paragraph" style:parent-style-name="Heading_20_1">
      <style:text-properties style:use-window-font-color="true" style:text-underline-style="none" officeooo:rsid="00092abc"/>
    </style:style>
    <style:style style:name="P109" style:family="paragraph" style:parent-style-name="Heading_20_1">
      <style:text-properties style:use-window-font-color="true" style:text-underline-style="none" officeooo:rsid="00092abc" officeooo:paragraph-rsid="00092abc"/>
    </style:style>
    <style:style style:name="P110" style:family="paragraph" style:parent-style-name="Heading_20_1">
      <style:text-properties style:use-window-font-color="true" style:text-underline-style="none" officeooo:rsid="000e3975"/>
    </style:style>
    <style:style style:name="P111" style:family="paragraph" style:parent-style-name="Heading_20_1">
      <style:text-properties style:use-window-font-color="true" style:text-underline-style="none" officeooo:rsid="000e3975" officeooo:paragraph-rsid="000e3975"/>
    </style:style>
    <style:style style:name="P112" style:family="paragraph" style:parent-style-name="Heading_20_1">
      <style:text-properties style:use-window-font-color="true" style:text-underline-style="none" officeooo:rsid="000ca5f7"/>
    </style:style>
    <style:style style:name="P113" style:family="paragraph" style:parent-style-name="Heading_20_1">
      <style:text-properties style:use-window-font-color="true" style:text-underline-style="none" officeooo:rsid="000f1f8d" officeooo:paragraph-rsid="000f1f8d"/>
    </style:style>
    <style:style style:name="P114" style:family="paragraph" style:parent-style-name="Heading_20_1">
      <style:text-properties officeooo:paragraph-rsid="001386ab"/>
    </style:style>
    <style:style style:name="P115" style:family="paragraph" style:parent-style-name="Heading_20_1">
      <style:paragraph-properties fo:margin-left="0cm" fo:margin-right="0cm" fo:text-align="center" style:justify-single-word="false" fo:text-indent="0.026cm" style:auto-text-indent="false">
        <style:tab-stops/>
      </style:paragraph-properties>
      <style:text-properties officeooo:paragraph-rsid="00092abc"/>
    </style:style>
    <style:style style:name="T1" style:family="text">
      <style:text-properties style:use-window-font-color="true" style:text-underline-style="none" officeooo:rsid="00092abc"/>
    </style:style>
    <style:style style:name="T2" style:family="text">
      <style:text-properties style:use-window-font-color="true" style:text-underline-style="none" officeooo:rsid="00126824" style:font-size-asian="10.5pt"/>
    </style:style>
    <style:style style:name="T3" style:family="text">
      <style:text-properties style:use-window-font-color="true" style:text-underline-style="none" officeooo:rsid="001386ab" style:font-size-asian="10.5pt"/>
    </style:style>
    <style:style style:name="T4" style:family="text">
      <style:text-properties style:use-window-font-color="true" style:text-underline-style="none" officeooo:rsid="00350b75" style:font-size-asian="10.5pt"/>
    </style:style>
    <style:style style:name="T5" style:family="text">
      <style:text-properties style:use-window-font-color="true" style:text-underline-style="none" officeooo:rsid="003a2bcc" style:font-size-asian="10.5pt"/>
    </style:style>
    <style:style style:name="T6" style:family="text">
      <style:text-properties style:use-window-font-color="true" style:text-underline-style="none" fo:font-weight="bold" officeooo:rsid="00092abc"/>
    </style:style>
    <style:style style:name="T7" style:family="text">
      <style:text-properties style:use-window-font-color="true" style:text-underline-style="none" fo:font-weight="bold" officeooo:rsid="000a6503"/>
    </style:style>
    <style:style style:name="T8" style:family="text">
      <style:text-properties style:use-window-font-color="true" style:text-underline-style="none" fo:font-weight="bold" officeooo:rsid="000b9d97"/>
    </style:style>
    <style:style style:name="T9" style:family="text">
      <style:text-properties style:use-window-font-color="true" style:text-underline-style="none" fo:font-weight="bold" officeooo:rsid="000c06cf"/>
    </style:style>
    <style:style style:name="T10" style:family="text">
      <style:text-properties style:use-window-font-color="true" style:text-underline-style="none" fo:font-weight="bold" officeooo:rsid="000c3360"/>
    </style:style>
    <style:style style:name="T11" style:family="text">
      <style:text-properties style:use-window-font-color="true" style:text-underline-style="none" fo:font-weight="bold" officeooo:rsid="000ca5f7"/>
    </style:style>
    <style:style style:name="T12" style:family="text">
      <style:text-properties style:use-window-font-color="true" style:text-underline-style="none" fo:font-weight="bold" officeooo:rsid="000e3975"/>
    </style:style>
    <style:style style:name="T13" style:family="text">
      <style:text-properties style:use-window-font-color="true" style:text-underline-style="none" fo:font-weight="bold" officeooo:rsid="000a6503" style:font-weight-asian="bold" style:font-weight-complex="bold"/>
    </style:style>
    <style:style style:name="T14" style:family="text">
      <style:text-properties style:use-window-font-color="true" style:text-underline-style="none" fo:font-weight="bold" officeooo:rsid="00323313" style:font-weight-asian="bold" style:font-weight-complex="bold"/>
    </style:style>
    <style:style style:name="T15" style:family="text">
      <style:text-properties style:use-window-font-color="true" style:text-underline-style="none" fo:font-weight="bold" officeooo:rsid="00092abc" style:font-weight-asian="bold" style:font-weight-complex="bold"/>
    </style:style>
    <style:style style:name="T16" style:family="text">
      <style:text-properties style:use-window-font-color="true" style:text-underline-style="none" fo:font-weight="bold" officeooo:rsid="00350b75" style:font-size-asian="10.5pt" style:font-weight-asian="bold" style:font-weight-complex="bold"/>
    </style:style>
    <style:style style:name="T17" style:family="text">
      <style:text-properties style:use-window-font-color="true" style:text-underline-style="none" officeooo:rsid="000a6503"/>
    </style:style>
    <style:style style:name="T18" style:family="text">
      <style:text-properties style:use-window-font-color="true" style:text-underline-style="none" officeooo:rsid="000b9d97"/>
    </style:style>
    <style:style style:name="T19" style:family="text">
      <style:text-properties style:use-window-font-color="true" style:text-underline-style="none" officeooo:rsid="000c06cf"/>
    </style:style>
    <style:style style:name="T20" style:family="text">
      <style:text-properties style:use-window-font-color="true" style:text-underline-style="none" officeooo:rsid="000c3360"/>
    </style:style>
    <style:style style:name="T21" style:family="text">
      <style:text-properties style:use-window-font-color="true" style:text-underline-style="none" officeooo:rsid="000ca5f7"/>
    </style:style>
    <style:style style:name="T22" style:family="text">
      <style:text-properties style:use-window-font-color="true" style:text-underline-style="none" officeooo:rsid="000e3975"/>
    </style:style>
    <style:style style:name="T23" style:family="text">
      <style:text-properties style:use-window-font-color="true" style:text-underline-style="none" officeooo:rsid="000f1381"/>
    </style:style>
    <style:style style:name="T24" style:family="text">
      <style:text-properties style:use-window-font-color="true" style:text-underline-style="none" officeooo:rsid="000f1f8d"/>
    </style:style>
    <style:style style:name="T25" style:family="text">
      <style:text-properties style:use-window-font-color="true" style:text-underline-style="none" officeooo:rsid="00194ebe"/>
    </style:style>
    <style:style style:name="T26" style:family="text">
      <style:text-properties style:use-window-font-color="true" style:text-underline-style="none" officeooo:rsid="001a8c94"/>
    </style:style>
    <style:style style:name="T27" style:family="text">
      <style:text-properties style:use-window-font-color="true" style:text-underline-style="none" officeooo:rsid="001c6d28"/>
    </style:style>
    <style:style style:name="T28" style:family="text">
      <style:text-properties style:use-window-font-color="true" style:text-underline-style="none" officeooo:rsid="001e270e"/>
    </style:style>
    <style:style style:name="T29" style:family="text">
      <style:text-properties style:use-window-font-color="true" style:text-underline-style="none" officeooo:rsid="002616e2"/>
    </style:style>
    <style:style style:name="T30" style:family="text">
      <style:text-properties style:use-window-font-color="true" style:text-underline-style="none" officeooo:rsid="0027d830"/>
    </style:style>
    <style:style style:name="T31" style:family="text">
      <style:text-properties style:use-window-font-color="true" style:text-underline-style="none" officeooo:rsid="00289d67"/>
    </style:style>
    <style:style style:name="T32" style:family="text">
      <style:text-properties style:use-window-font-color="true" style:text-underline-style="none" officeooo:rsid="0028ea60"/>
    </style:style>
    <style:style style:name="T33" style:family="text">
      <style:text-properties style:use-window-font-color="true" style:text-underline-style="none" officeooo:rsid="00308d97"/>
    </style:style>
    <style:style style:name="T34" style:family="text">
      <style:text-properties style:use-window-font-color="true" style:text-underline-style="none" officeooo:rsid="00323313"/>
    </style:style>
    <style:style style:name="T35" style:family="text">
      <style:text-properties style:use-window-font-color="true" style:text-underline-style="none" officeooo:rsid="00236a15"/>
    </style:style>
    <style:style style:name="T36" style:family="text">
      <style:text-properties style:use-window-font-color="true" style:text-underline-style="none" officeooo:rsid="003d6837"/>
    </style:style>
    <style:style style:name="T37" style:family="text">
      <style:text-properties style:use-window-font-color="true" style:text-underline-style="none" officeooo:rsid="003e18e7"/>
    </style:style>
    <style:style style:name="T38" style:family="text">
      <style:text-properties style:use-window-font-color="true" style:text-underline-style="none" officeooo:rsid="004222ee"/>
    </style:style>
    <style:style style:name="T39" style:family="text">
      <style:text-properties style:use-window-font-color="true" style:text-underline-style="none" officeooo:rsid="0043754e"/>
    </style:style>
    <style:style style:name="T40" style:family="text">
      <style:text-properties style:use-window-font-color="true" style:text-underline-style="none" officeooo:rsid="00575928"/>
    </style:style>
    <style:style style:name="T41" style:family="text">
      <style:text-properties style:use-window-font-color="true" fo:font-size="24pt" style:text-underline-style="none" style:font-size-asian="24pt" style:font-size-complex="24pt"/>
    </style:style>
    <style:style style:name="T42" style:family="text">
      <style:text-properties style:use-window-font-color="true" fo:font-style="italic" style:text-underline-style="none" officeooo:rsid="00092abc"/>
    </style:style>
    <style:style style:name="T43" style:family="text">
      <style:text-properties style:use-window-font-color="true" style:font-name="Courier New" fo:font-size="10pt" style:text-underline-style="none" officeooo:rsid="00092abc" style:font-size-asian="10pt" style:font-size-complex="10pt"/>
    </style:style>
    <style:style style:name="T44" style:family="text">
      <style:text-properties style:use-window-font-color="true" fo:font-size="10pt" style:text-underline-style="none" officeooo:rsid="000e3975" style:font-size-asian="10pt" style:font-size-complex="10pt"/>
    </style:style>
    <style:style style:name="T45" style:family="text">
      <style:text-properties style:use-window-font-color="true" fo:font-size="10pt" style:text-underline-style="none" officeooo:rsid="000ca5f7" style:font-size-asian="10pt" style:font-size-complex="10pt"/>
    </style:style>
    <style:style style:name="T46" style:family="text">
      <style:text-properties style:use-window-font-color="true" fo:font-size="10pt" style:text-underline-style="none" officeooo:rsid="00556db7" style:font-size-asian="10pt" style:font-size-complex="10pt"/>
    </style:style>
    <style:style style:name="T47" style:family="text">
      <style:text-properties style:use-window-font-color="true" fo:font-size="10pt" style:text-underline-style="none" officeooo:rsid="0056b806" style:font-size-asian="10pt" style:font-size-complex="10pt"/>
    </style:style>
    <style:style style:name="T48" style:family="text">
      <style:text-properties style:use-window-font-color="true" fo:font-style="normal" style:text-underline-style="none" officeooo:rsid="00092abc" style:font-style-asian="normal" style:font-style-complex="normal"/>
    </style:style>
    <style:style style:name="T49" style:family="text">
      <style:text-properties style:use-window-font-color="true" style:font-name="Droid Sans Mono1" fo:font-size="10pt" style:text-underline-style="none" officeooo:rsid="00092abc" style:font-size-asian="10pt" style:font-size-complex="10pt"/>
    </style:style>
    <style:style style:name="T50" style:family="text">
      <style:text-properties style:use-window-font-color="true" style:font-name="Droid Sans Mono1" fo:font-size="10pt" style:text-underline-style="none" officeooo:rsid="003e18e7" style:font-size-asian="10pt" style:font-size-complex="10pt"/>
    </style:style>
    <style:style style:name="T51" style:family="text">
      <style:text-properties style:use-window-font-color="true" style:font-name="Droid Sans Mono1" fo:font-size="10pt" style:text-underline-style="none" officeooo:rsid="000ca5f7" style:font-size-asian="10pt" style:font-size-complex="10pt"/>
    </style:style>
    <style:style style:name="T52" style:family="text">
      <style:text-properties style:use-window-font-color="true" style:font-name="Droid Sans Mono1" fo:font-size="10pt" style:text-underline-style="none" fo:font-weight="bold" officeooo:rsid="000ca5f7" style:font-size-asian="10pt" style:font-size-complex="10pt"/>
    </style:style>
    <style:style style:name="T53" style:family="text">
      <style:text-properties style:use-window-font-color="true" style:font-name="Droid Sans Mono1" fo:font-size="10pt" style:text-underline-style="none" fo:font-weight="bold" officeooo:rsid="0028ea60" style:font-size-asian="10pt" style:font-size-complex="10pt"/>
    </style:style>
    <style:style style:name="T54" style:family="text">
      <style:text-properties style:use-window-font-color="true" style:font-name="Droid Sans Mono1" fo:font-size="10pt" style:text-underline-style="none" fo:font-weight="bold" officeooo:rsid="00092abc" style:font-size-asian="10pt" style:font-size-complex="10pt"/>
    </style:style>
    <style:style style:name="T55" style:family="text">
      <style:text-properties style:use-window-font-color="true" style:font-name="Droid Sans Mono1" fo:font-size="10pt" fo:font-style="normal" style:text-underline-style="none" officeooo:rsid="00092abc" style:font-size-asian="10pt" style:font-style-asian="normal" style:font-size-complex="10pt" style:font-style-complex="normal"/>
    </style:style>
    <style:style style:name="T56" style:family="text">
      <style:text-properties style:use-window-font-color="true" style:font-name="Droid Sans Mono1" fo:font-size="10pt" fo:font-style="normal" style:text-underline-style="none" officeooo:rsid="00289d67" style:font-size-asian="10pt" style:font-style-asian="normal" style:font-size-complex="10pt" style:font-style-complex="normal"/>
    </style:style>
    <style:style style:name="T57" style:family="text">
      <style:text-properties fo:font-weight="bold"/>
    </style:style>
    <style:style style:name="T58" style:family="text">
      <style:text-properties fo:font-weight="bold" officeooo:rsid="000a6503"/>
    </style:style>
    <style:style style:name="T59" style:family="text">
      <style:text-properties fo:font-weight="bold" officeooo:rsid="001386ab"/>
    </style:style>
    <style:style style:name="T60" style:family="text">
      <style:text-properties fo:font-weight="bold" officeooo:rsid="0022a896"/>
    </style:style>
    <style:style style:name="T61" style:family="text">
      <style:text-properties fo:font-weight="bold" officeooo:rsid="000f1713" style:font-weight-asian="bold" style:font-weight-complex="bold"/>
    </style:style>
    <style:style style:name="T62" style:family="text">
      <style:text-properties fo:font-weight="bold" officeooo:rsid="00147a39" style:font-weight-asian="bold" style:font-weight-complex="bold"/>
    </style:style>
    <style:style style:name="T63" style:family="text">
      <style:text-properties fo:font-weight="bold" officeooo:rsid="0035f41f"/>
    </style:style>
    <style:style style:name="T64" style:family="text">
      <style:text-properties style:font-name="Courier New" fo:font-size="10pt" style:font-size-asian="10pt" style:font-size-complex="10pt"/>
    </style:style>
    <style:style style:name="T65" style:family="text">
      <style:text-properties officeooo:rsid="000c06cf"/>
    </style:style>
    <style:style style:name="T66" style:family="text">
      <style:text-properties officeooo:rsid="000e3975"/>
    </style:style>
    <style:style style:name="T67" style:family="text">
      <style:text-properties officeooo:rsid="000f2667"/>
    </style:style>
    <style:style style:name="T68" style:family="text">
      <style:text-properties officeooo:rsid="0015c9d5"/>
    </style:style>
    <style:style style:name="T69" style:family="text">
      <style:text-properties officeooo:rsid="00176d24"/>
    </style:style>
    <style:style style:name="T70" style:family="text">
      <style:text-properties officeooo:rsid="00216a38"/>
    </style:style>
    <style:style style:name="T71" style:family="text">
      <style:text-properties officeooo:rsid="002b33de"/>
    </style:style>
    <style:style style:name="T72" style:family="text">
      <style:text-properties officeooo:rsid="002fb9af"/>
    </style:style>
    <style:style style:name="T73" style:family="text">
      <style:text-properties officeooo:rsid="00301007"/>
    </style:style>
    <style:style style:name="T74" style:family="text">
      <style:text-properties officeooo:rsid="00308d97"/>
    </style:style>
    <style:style style:name="T75" style:family="text">
      <style:text-properties officeooo:rsid="001386ab"/>
    </style:style>
    <style:style style:name="T76" style:family="text">
      <style:text-properties officeooo:rsid="0037d092"/>
    </style:style>
    <style:style style:name="T77" style:family="text">
      <style:text-properties style:font-name="Droid Sans Mono1" fo:font-size="10pt" style:font-size-asian="10pt" style:font-size-complex="10pt"/>
    </style:style>
    <style:style style:name="T78" style:family="text">
      <style:text-properties style:font-name="Droid Sans Mono1" fo:font-size="10pt" officeooo:rsid="0044b482" style:font-size-asian="10pt" style:font-size-complex="10pt"/>
    </style:style>
    <style:style style:name="T79" style:family="text">
      <style:text-properties style:font-name="Droid Sans Mono1" fo:font-size="10pt" fo:font-weight="bold" style:font-size-asian="10pt" style:font-weight-asian="bold" style:font-size-complex="10pt" style:font-weight-complex="bold"/>
    </style:style>
    <style:style style:name="T80" style:family="text">
      <style:text-properties style:font-name="Droid Sans Mono1" fo:font-size="10pt" fo:font-weight="bold" officeooo:rsid="002616e2" style:font-size-asian="10pt" style:font-weight-asian="bold" style:font-size-complex="10pt" style:font-weight-complex="bold"/>
    </style:style>
    <style:style style:name="T81" style:family="text">
      <style:text-properties fo:font-size="10pt" style:font-size-asian="10pt" style:font-size-complex="10pt"/>
    </style:style>
    <style:style style:name="T82" style:family="text">
      <style:text-properties fo:font-size="10pt" officeooo:rsid="002a76da" style:font-size-asian="10pt" style:font-size-complex="10pt"/>
    </style:style>
    <style:style style:name="T83" style:family="text">
      <style:text-properties fo:font-size="10pt" officeooo:rsid="004f91f3" style:font-size-asian="10pt" style:font-size-complex="10pt"/>
    </style:style>
    <style:style style:name="T84" style:family="text">
      <style:text-properties fo:font-size="10pt" officeooo:rsid="0050771d" style:font-size-asian="10pt" style:font-size-complex="10pt"/>
    </style:style>
    <style:style style:name="T85" style:family="text">
      <style:text-properties officeooo:rsid="003e84ce"/>
    </style:style>
    <style:style style:name="T86" style:family="text">
      <style:text-properties officeooo:rsid="00403420"/>
    </style:style>
    <style:style style:name="T87" style:family="text">
      <style:text-properties officeooo:rsid="004222ee"/>
    </style:style>
    <style:style style:name="T88" style:family="text">
      <style:text-properties officeooo:rsid="0044b48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text:a xlink:type="simple" xlink:href="http://www.wikihow.com/Create-a-Secure-Login-Script-in-PHP-and-MySQL"><text:span text:style-name="T41">How to Create a Secure Login Script in PHPand mySQL</text:span></text:a></text:h>
      <text:p text:style-name="P12">Edited by Myles, Cased, The Guy Who Hates Hating, Nox and 41 others</text:p>
      <text:p text:style-name="P3"><text:span text:style-name="T61">Copied from: </text:span><text:a xlink:type="simple" xlink:href="http://www.wikihow.com/Create-a-Secure-Login-Script-in-PHP-and-MySQL"><text:span text:style-name="T61">http://www.wikihow.com/Create-a-Secure-Login-Script-in-PHP-and-mySQL</text:span></text:a><text:span text:style-name="T61"> </text:span><text:span text:style-name="T62">with some slight modifications</text:span></text:p>
      <text:p text:style-name="P66">With more and more stories of <text:span text:style-name="T67">cr</text:span>acking in the news, developers are looking for the best ways of securing their site<text:span text:style-name="T72">s</text:span>. If your site has a member system, it could be at risk from being <text:span text:style-name="T67">cr</text:span>acked and your users<text:span text:style-name="T70">'</text:span> data could be compromised. This guide will show you the best ways of creating your user system and login so that it is as secure as possible.</text:p>
      <text:p text:style-name="P66">Following this guide will help prevent against all kinds of attacks that hackers can use to gain control of other users<text:span text:style-name="T73">'</text:span> accounts, delete accounts and/or change data. Below is a list of possible attacks this guide defends against.</text:p>
      <text:list xml:id="list4978611617223449129" text:style-name="L1">
        <text:list-item>
          <text:p text:style-name="P84">SQL Injections </text:p>
        </text:list-item>
        <text:list-item>
          <text:p text:style-name="P85">Session Hijacking </text:p>
        </text:list-item>
        <text:list-item>
          <text:p text:style-name="P85">Network Eavesdropping </text:p>
        </text:list-item>
        <text:list-item>
          <text:p text:style-name="P85">Cross Site Scripting </text:p>
        </text:list-item>
        <text:list-item>
          <text:p text:style-name="P72">Brute Force Attacks</text:p>
        </text:list-item>
      </text:list>
      <text:h text:style-name="P109" text:outline-level="1">Things you'll need</text:h>
      <text:p text:style-name="P1">As we will be using the <text:span text:style-name="T64">mysqli_*</text:span> set of PHP classes to access our mySQL database you will need t<text:span text:style-name="T74">he</text:span> following versions of PHP and mySQL.</text:p>
      <text:list xml:id="list4119592008533953918" text:style-name="L2">
        <text:list-item>
          <text:p text:style-name="P86">PHP version 5 or later</text:p>
        </text:list-item>
        <text:list-item>
          <text:p text:style-name="P91">mySQL version 4.1.3 or later</text:p>
        </text:list-item>
      </text:list>
      <text:p text:style-name="P2"><text:span text:style-name="T74">You will also need, of course, a</text:span><text:span text:style-name="T75"> web server configured to use PHP, </text:span><text:span text:style-name="T74">to host your pages. <text:s/>This will most likely be your Web Host's web server, unless you are hosting your site yourself.</text:span></text:p>
      <text:p text:style-name="P1"><text:span text:style-name="T1">To check the version of PHP and mySQL on your </text:span><text:span text:style-name="T33">web </text:span><text:span text:style-name="T1">server, </text:span><text:span text:style-name="T34">and the existence of the </text:span><text:span text:style-name="T14">mysqli</text:span><text:span text:style-name="T34"> extension,</text:span><text:span text:style-name="T1"> use the </text:span><text:span text:style-name="T43">phpinfo()</text:span><text:span text:style-name="T1"> function.</text:span></text:p>
      <text:h text:style-name="P108" text:outline-level="1">Part 1 of 8: Configure Your Server</text:h>
      <text:list xml:id="list1931966328579229548" text:style-name="L3">
        <text:list-header>
          <text:p text:style-name="P92"><text:span text:style-name="T57">Install </text:span><text:span text:style-name="T59">a Web </text:span><text:span text:style-name="T63">S</text:span><text:span text:style-name="T59">erver, </text:span><text:span text:style-name="T57">PHP and </text:span><text:span text:style-name="T60">m</text:span><text:span text:style-name="T57">ySQL on your server.</text:span> </text:p>
          <text:p text:style-name="P93">Most web hosting services will have PHP and mySQL already installed. <text:s/><text:span text:style-name="T76">Y</text:span>ou will just have to check they have the most recent versions of PHP and mySQL for this guide to work. </text:p>
        </text:list-header>
      </text:list>
      <text:p text:style-name="P29">If you have your own server or computer<text:span text:style-name="T2">, </text:span><text:span text:style-name="T3">you should install the required software in the normal way for your system. <text:s/>Generally speaking, if you are not going to use the setup for production purposes </text:span><text:span text:style-name="T4">and you are developing under Windows or OS/X</text:span><text:span text:style-name="T3">, installing an XAMPP stack is the way to go. <text:s/></text:span><text:span text:style-name="T4">Get the appropriate version for your setup at: </text:span><text:a xlink:type="simple" xlink:href="http://www.apachefriends.org/en/xampp.html">http://www.apachefriends.org/en/xampp.html</text:a><text:span text:style-name="T4">.</text:span></text:p>
      <text:p text:style-name="P29"><text:span text:style-name="T4">Under </text:span><text:span text:style-name="T16">Linux</text:span><text:span text:style-name="T4">, use your package manager to download and install the necessary packages. <text:s/>Some distributions, like Ubuntu, package all the necessary applications into one bundle. <text:s/>Just do the following from a terminal window </text:span><text:span text:style-name="T5">in Ubuntu</text:span><text:span text:style-name="T4">:</text:span></text:p>
      <text:p text:style-name="P30"><text:span text:style-name="Source_20_Text"><text:span text:style-name="T4">sudo apt-get install lamp-server^ phpmyadmin</text:span></text:span></text:p>
      <text:h text:style-name="P114" text:outline-level="1"><text:soft-page-break/><text:span text:style-name="T1">Part 2 of 8: Configure </text:span><text:span text:style-name="T35">the</text:span><text:span text:style-name="T1"> mySQL Database</text:span></text:h>
      <text:p text:style-name="P19"><text:span text:style-name="T7">1. <text:s/></text:span><text:span text:style-name="T6">C</text:span><text:span text:style-name="T7">r</text:span><text:span text:style-name="T6">eate a mySQL database.</text:span></text:p>
      <text:p text:style-name="P19"><text:span text:style-name="T1">In this guide we will create a database called </text:span><text:span text:style-name="T15">secure_login</text:span><text:span text:style-name="T1">. <text:s/></text:span><text:span text:style-name="T17">You can either use the code </text:span><text:span text:style-name="T18">below</text:span><text:span text:style-name="T17"> or do the same thing in </text:span><text:span text:style-name="T13">phpmyadmin</text:span><text:span text:style-name="T17"> if you prefer:</text:span></text:p>
      <text:p text:style-name="P21">CREATE DATABASE `secure_login`;</text:p>
      <text:p text:style-name="P2"><text:span text:style-name="T58">2. <text:s/></text:span><text:span text:style-name="T57">Create a user with only SELECT, UPDATE and INSERT privileges.</text:span></text:p>
      <text:p text:style-name="P24">This means that if there was ever a breach of security in our script the hacker couldn't delete or drop anything from our database. Using this user you can get by doing pretty much anything you would want to in your application. If you <text:span text:style-name="T68">are</text:span> really paranoid, create a different user for each function.</text:p>
      <text:list xml:id="list9015973252557206746" text:style-name="L4">
        <text:list-item>
          <text:list>
            <text:list-item>
              <text:p text:style-name="P95"><text:span text:style-name="T57">User:</text:span> <text:span text:style-name="T77">sec_user</text:span></text:p>
            </text:list-item>
            <text:list-item>
              <text:p text:style-name="P95"><text:span text:style-name="T57">Password:</text:span> <text:bookmark-start text:name="__DdeLink__1049_715095199"/><text:span text:style-name="T77">eKcGZr59zAa2BEWU</text:span><text:bookmark-end text:name="__DdeLink__1049_715095199"/></text:p>
            </text:list-item>
          </text:list>
          <text:p text:style-name="P95"><text:span text:style-name="T17"><text:line-break/>Note: It is a good idea to change the password in the code above when running on your own server. (Make sure you change your PHP </text:span><text:span text:style-name="T36">database connection</text:span><text:span text:style-name="T17"> code also)</text:span><text:span text:style-name="T36">. </text:span><text:span text:style-name="T17"><text:s/>Remember it doesn't need to be a password that you can remember so make is as complicated as possible. Here's a </text:span><text:a xlink:type="simple" xlink:href="http://www.random.org/passwords/">random password</text:a><text:span text:style-name="T17"> generator.</text:span></text:p>
        </text:list-item>
      </text:list>
      <text:p text:style-name="P34"/>
      <text:p text:style-name="P103">CREATE USER 'sec_user'@'localhost' IDENTIFIED BY 'eKcGZr59zAa2BEWU';<text:line-break/>GRANT SELECT, INSERT, UPDATE ON `secure_login`.* TO 'sec_user'@'localhost';</text:p>
      <text:p text:style-name="P62"><text:span text:style-name="T7">3. <text:s/></text:span><text:span text:style-name="T6">Create a mySQL table named "</text:span><text:span text:style-name="T54">members</text:span><text:span text:style-name="T6">".</text:span></text:p>
      <text:p text:style-name="P62"><text:span text:style-name="T1">The code below creates a table with </text:span><text:span text:style-name="T36">five</text:span><text:span text:style-name="T1"> fields (</text:span><text:span text:style-name="T49">id, username, email, password, salt</text:span><text:span text:style-name="T1">). We use the </text:span><text:span text:style-name="T49">CHAR</text:span><text:span text:style-name="T1"> datatype for fields we know the length of, as the fields "</text:span><text:span text:style-name="T49">password</text:span><text:span text:style-name="T1">" and "</text:span><text:span text:style-name="T49">salt</text:span><text:span text:style-name="T1">" will always be 128 characters long. Using </text:span><text:span text:style-name="T49">CHAR</text:span><text:span text:style-name="T1"> here saves on processing power.</text:span></text:p>
      <text:p text:style-name="P103">CREATE TABLE `secure_login`.`members` ( <text:line-break/><text:tab/>`id` INT NOT NULL AUTO_INCREMENT PRIMARY KEY, <text:line-break/><text:tab/>`username` VARCHAR(30) NOT NULL, <text:line-break/><text:tab/>`email` VARCHAR(50) NOT NULL, <text:line-break/><text:tab/>`password` CHAR(128) NOT NULL, <text:line-break/><text:tab/>`salt` CHAR(128) NOT NULL <text:line-break/>) ENGINE = InnoDB;</text:p>
      <text:p text:style-name="P63"><text:span text:style-name="T7">4. <text:s/></text:span><text:span text:style-name="T6">Create a table to store login attempts.</text:span></text:p>
      <text:p text:style-name="P67">We will use this table to store login attempts for a user, this is how we will stop brute force attacks.</text:p>
      <text:p text:style-name="P90">CREATE TABLE `secure_login`.`login_attempts` ( <text:line-break/><text:tab/>`user_id` int(11) NOT NULL, <text:line-break/><text:tab/>`time` VARCHAR(30) NOT NULL <text:line-break/>) ENGINE=InnoDB</text:p>
      <text:p text:style-name="P14"/>
      <text:list xml:id="list1535179154" text:continue-numbering="true" text:style-name="L4">
        <text:list-header>
          <text:p text:style-name="P96"><text:span text:style-name="T58">5. <text:s/></text:span><text:span text:style-name="T57">Create test row in table "members".</text:span></text:p>
        </text:list-header>
      </text:list>
      <text:p text:style-name="P50">As we are not creating a registration page, it will be important to be able to test your login script. Below is the script to create a user with these details: </text:p>
      <text:list xml:id="list1497395670" text:continue-numbering="true" text:style-name="L4">
        <text:list-item>
          <text:list>
            <text:list-item>
              <text:p text:style-name="P95"><text:span text:style-name="T57">Username:</text:span> <text:span text:style-name="T77">test_user</text:span> </text:p>
            </text:list-item>
            <text:list-item>
              <text:p text:style-name="P95"><text:span text:style-name="T57">Email:</text:span> <text:span text:style-name="T77">test@example.com</text:span> </text:p>
            </text:list-item>
            <text:list-item>
              <text:p text:style-name="P97"><text:span text:style-name="T6">Password:</text:span><text:span text:style-name="T1"> </text:span><text:bookmark-start text:name="__DdeLink__1308_1893967514"/><text:bookmark-start text:name="__DdeLink__1306_1893967514"/><text:bookmark-start text:name="__DdeLink__1304_1893967514"/><text:bookmark-start text:name="__DdeLink__1302_1893967514"/><text:bookmark-start text:name="__DdeLink__1300_1893967514"/><text:bookmark-start text:name="__DdeLink__1298_1893967514"/><text:bookmark-start text:name="__DdeLink__1296_1893967514"/><text:bookmark-start text:name="__DdeLink__1020_715095199"/><text:bookmark-start text:name="__DdeLink__1042_715095199"/><text:bookmark-start text:name="__DdeLink__1046_715095199"/><text:bookmark-start text:name="__DdeLink__1051_715095199"/><text:span text:style-name="T49">6ZaxN2Vzm9NUJT2y</text:span><text:bookmark-end text:name="__DdeLink__1308_1893967514"/><text:bookmark-end text:name="__DdeLink__1306_1893967514"/><text:bookmark-end text:name="__DdeLink__1304_1893967514"/><text:bookmark-end text:name="__DdeLink__1302_1893967514"/><text:bookmark-end text:name="__DdeLink__1300_1893967514"/><text:bookmark-end text:name="__DdeLink__1298_1893967514"/><text:bookmark-end text:name="__DdeLink__1296_1893967514"/><text:bookmark-end text:name="__DdeLink__1020_715095199"/><text:bookmark-end text:name="__DdeLink__1042_715095199"/><text:bookmark-end text:name="__DdeLink__1046_715095199"/><text:bookmark-end text:name="__DdeLink__1051_715095199"/><text:span text:style-name="T1"> </text:span></text:p>
            </text:list-item>
          </text:list>
        </text:list-item>
      </text:list>
      <text:p text:style-name="P105"/>
      <text:p text:style-name="P105"/>
      <text:p text:style-name="P105"/>
      <text:p text:style-name="P106"><text:bookmark-start text:name="__DdeLink__1009_715095199"/><text:bookmark-start text:name="__DdeLink__1024_715095199"/><text:soft-page-break/>INSERT INTO `secure_login`.`members` VALUES(1, 'test_user', 'test@example.com', '00807432eae173f652f2064bdca1b61b290b52d40e429a7d295d76a71084aa96c0233b82f1feac45529e0726559645acaed6f3ae58a286b9f075916ebf66cacc', 'f9aab579fc1b41ed0c44fe4ecdbfcdb4cb99b9023abb241a6db833288f4eea3c02f76e0d35204a8695077dcf81932aa59006423976224be0390395bae152d4ef');<text:bookmark-end text:name="__DdeLink__1009_715095199"/><text:bookmark-end text:name="__DdeLink__1024_715095199"/></text:p>
      <text:h text:style-name="P108" text:outline-level="1">Part 3 of 8: Create Database Connection Page</text:h>
      <text:list xml:id="list1124902542852217834" text:style-name="L5">
        <text:list-header>
          <text:p text:style-name="P94"><text:span text:style-name="T8">1. <text:s/></text:span><text:span text:style-name="T6">Create Database Connection Page.</text:span><text:span text:style-name="T1"> </text:span></text:p>
        </text:list-header>
      </text:list>
      <text:p text:style-name="P25">This is the PHP code that we will use to connect to our mySQL database. Create a new PHP file called <text:span text:style-name="T79">db_connect.</text:span><text:span text:style-name="T80">php</text:span> and add the code below. You can then include the file onto any page you wish to connect to the database. </text:p>
      <text:p text:style-name="P76"><text:bookmark-start text:name="__DdeLink__1011_715095199"/>define("HOST", "localhost"); <text:tab/><text:tab/><text:tab/>// The host you want to connect to. <text:line-break/>define("USER", "sec_user"); <text:tab/><text:tab/><text:tab/>// The database username. <text:line-break/>define("PASSWORD", "eKcGZr59zAa2BEWU"); <text:tab/>// The database password. define("DATABASE", "secure_login"); <text:tab/>// The database name.</text:p>
      <text:p text:style-name="P26">$mysqli = new mysqli(HOST, USER, PASSWORD, DATABASE);<text:bookmark-end text:name="__DdeLink__1011_715095199"/> <text:line-break/>// If you are connecting via TCP/IP rather than a UNIX socket remember <text:line-break/>// to add the port number as a parameter.</text:p>
      <text:h text:style-name="P108" text:outline-level="1">Part 4 of 8: Create PHP Functions</text:h>
      <text:p text:style-name="P20">These functions will do all the processing of the login script. Add all of the functions to a page called <text:span text:style-name="T79">functions.</text:span><text:span text:style-name="T80">php</text:span>.</text:p>
      <text:p text:style-name="P64"><text:span text:style-name="T8">1. <text:s/></text:span><text:span text:style-name="T6">Securely start a PHP session.</text:span></text:p>
      <text:p text:style-name="P65"><text:span text:style-name="T1">It important not </text:span><text:span text:style-name="T37">just</text:span><text:span text:style-name="T1"> to put "</text:span><text:span text:style-name="T49">session_start();</text:span><text:span text:style-name="T1">" </text:span><text:span text:style-name="T37">at</text:span><text:span text:style-name="T1"> the top of every page </text:span><text:span text:style-name="T37">on which</text:span><text:span text:style-name="T1"> you want to use PHP sessions. <text:s/>If you're really concerned about security then this is how you should do it. We are going to create a function called "</text:span><text:span text:style-name="T49">sec_session_start</text:span><text:span text:style-name="T50">()</text:span><text:span text:style-name="T1">", this will start a PHP session in a secure way. <text:s/>You should call this function at the top of any page </text:span><text:span text:style-name="T37">in which</text:span><text:span text:style-name="T1"> you wish to access a PHP session variable. <text:s/>If you are really concerned about security and the privacy of your cookies, have a look at this article: </text:span><text:a xlink:type="simple" xlink:href="http://www.wikihow.com/Create-a-Secure-Session-Managment-System-in-Php-and-Mysql">Create-a-Secure-Session-Managment-System-in-Php-and-Mysql</text:a><text:span text:style-name="T1">. </text:span></text:p>
      <text:p text:style-name="P16"><text:span text:style-name="T1">This function makes your login script a whole lot more secure. It stops hackers access</text:span><text:span text:style-name="T37">ing</text:span><text:span text:style-name="T1"> the session id cookie through </text:span><text:span text:style-name="T29">J</text:span><text:span text:style-name="T1">ava</text:span><text:span text:style-name="T29">S</text:span><text:span text:style-name="T1">cript (</text:span><text:span text:style-name="T29">f</text:span><text:span text:style-name="T1">or example in an XSS attack). <text:s/>Also the "</text:span><text:span text:style-name="T49">session_regenerate_id()</text:span><text:span text:style-name="T1">" function, which regenerates the session id on every page reload, help</text:span><text:span text:style-name="T37">s</text:span><text:span text:style-name="T1"> prevent session hijacking. <text:s/>Note: If you are using </text:span><text:span text:style-name="T29">HT</text:span><text:span text:style-name="T37">T</text:span><text:span text:style-name="T29">PS</text:span><text:span text:style-name="T1"> in your login application set the "</text:span><text:span text:style-name="T49">$secure</text:span><text:span text:style-name="T1">" variable to </text:span><text:span text:style-name="T49">true</text:span><text:span text:style-name="T1">.</text:span></text:p>
      <text:p text:style-name="P15"/>
      <text:p text:style-name="P60"><text:bookmark-start text:name="__DdeLink__1013_715095199"/>function sec_session_start() { </text:p>
      <text:p text:style-name="P68">$session_name = 'sec_session_id'; <text:tab/>// Set a custom session name <text:line-break/>$secure = false; <text:tab/><text:tab/><text:tab/><text:tab/>// Set to true if using https. </text:p>
      <text:p text:style-name="P68">// This stops JavaScript being able to access the session id.<text:line-break/>$httponly = true; </text:p>
      <text:p text:style-name="P69">// Forces sessions to only use cookies.<text:line-break/>ini_set('session.use_only_cookies', 1); <text:s/></text:p>
      <text:p text:style-name="P69">// Gets current cookies params.<text:line-break/>$cookieParams = session_get_cookie_params(); </text:p>
      <text:p text:style-name="P69">session_set_cookie_params($cookieParams["lifetime"], <text:line-break/><text:tab/><text:tab/><text:tab/><text:tab/><text:tab/>$cookieParams["path"], <text:line-break/><text:tab/><text:tab/><text:tab/><text:tab/><text:tab/>$cookieParams["domain"], <text:line-break/><text:tab/><text:tab/><text:tab/><text:tab/><text:tab/>$secure, $httponly); </text:p>
      <text:p text:style-name="P69"><text:bookmark-start text:name="__DdeLink__1016_715095199"/><text:soft-page-break/>// Sets the session name to the one set above.<text:bookmark-end text:name="__DdeLink__1016_715095199"/><text:line-break/>session_name($session_name); </text:p>
      <text:p text:style-name="P69">session_start(); <text:s/><text:tab/> // Start the PHP session </text:p>
      <text:p text:style-name="P69">session_regenerate_id(); // regenerated the session, delete the old one. </text:p>
      <text:p text:style-name="P26">}<text:bookmark-end text:name="__DdeLink__1013_715095199"/></text:p>
      <text:list xml:id="list5147800683971615401" text:style-name="L6">
        <text:list-header>
          <text:p text:style-name="P99"/>
        </text:list-header>
      </text:list>
      <text:p text:style-name="P51"><text:span text:style-name="T9">2. <text:s/></text:span><text:span text:style-name="T6">Create Login Function.</text:span><text:span text:style-name="T1"> </text:span></text:p>
      <text:p text:style-name="P35">This function will check the email and password against the database. <text:s/><text:span text:style-name="T85">I</text:span>t will return true if there is a match:</text:p>
      <text:p text:style-name="P35"/>
      <text:p text:style-name="P4"><text:bookmark-start text:name="__DdeLink__1018_715095199"/>function login($email, $password, $mysqli) { </text:p>
      <text:p text:style-name="P71"><text:tab/>// Using prepared <text:span text:style-name="T85">s</text:span>tatements means that SQL injection is not possible. </text:p>
      <text:p text:style-name="P4"><text:tab/>if ($stmt = $mysqli-&gt;prepare("SELECT id, username, password, salt <text:line-break/><text:tab/><text:tab/><text:tab/><text:tab/><text:tab/><text:tab/>FROM members WHERE email = ? LIMIT 1")) { </text:p>
      <text:p text:style-name="P4"><text:tab/><text:tab/>$stmt-&gt;bind_param('s', $email); <text:tab/>// Bind "$email" to parameter.<text:line-break/><text:tab/><text:tab/>$stmt-&gt;execute(); <text:tab/><text:tab/><text:tab/>// Execute the prepared query.<text:line-break/><text:tab/><text:tab/>$stmt-&gt;store_result(); </text:p>
      <text:p text:style-name="P4"><text:tab/><text:tab/>// get variables from result.<text:line-break/><text:tab/><text:tab/>$stmt-&gt;bind_result($user_id, $username, $db_password, $salt);</text:p>
      <text:p text:style-name="P4"><text:tab/><text:tab/>$stmt-&gt;fetch(); </text:p>
      <text:p text:style-name="P4"><text:tab/><text:tab/>// hash the password with the unique salt.<text:line-break/><text:tab/><text:tab/>$password = <text:bookmark-start text:name="__DdeLink__1033_715095199"/>hash('sha512', <text:bookmark-end text:name="__DdeLink__1033_715095199"/>$password.$salt); </text:p>
      <text:p text:style-name="P4"><text:tab/><text:tab/>if($stmt-&gt;num_rows == 1) { </text:p>
      <text:p text:style-name="P4"><text:tab/><text:tab/><text:tab/>// If the user exists <text:span text:style-name="T85">w</text:span>e check if the account is locked<text:line-break/><text:tab/><text:tab/><text:tab/>// from too many login attempts <text:line-break/><text:tab/><text:tab/><text:tab/>if(checkbrute($user_id, $mysqli) == true) { </text:p>
      <text:p text:style-name="P4"><text:tab/><text:tab/><text:tab/><text:tab/>// Account is locked <text:line-break/><text:tab/><text:tab/><text:tab/><text:tab/>// Send an email to user saying their account is locked <text:line-break/><text:tab/><text:tab/><text:tab/><text:tab/>return false; <text:span text:style-name="T65"><text:line-break/><text:tab/><text:tab/><text:tab/></text:span>} else { </text:p>
      <text:p text:style-name="P5"><text:tab/><text:tab/><text:tab/><text:tab/>// Check if the password in the database matches <text:line-break/><text:tab/><text:tab/><text:tab/><text:tab/>// <text:span text:style-name="T69">the </text:span>password the user submitted.</text:p>
      <text:p text:style-name="P4"><text:tab/><text:tab/><text:tab/><text:tab/>if($db_password == $password) {</text:p>
      <text:p text:style-name="P4"><text:tab/><text:tab/><text:tab/><text:tab/><text:tab/>// <text:span text:style-name="T86">Password is correct!</text:span></text:p>
      <text:p text:style-name="P4"><text:tab/><text:tab/><text:tab/><text:tab/><text:tab/>// Get the user-agent string of the user.<text:line-break/><text:tab/><text:tab/><text:tab/><text:tab/><text:tab/>$user_browser = $_SERVER['HTTP_USER_AGENT']; </text:p>
      <text:p text:style-name="P41"><text:tab/><text:tab/><text:tab/><text:tab/><text:tab/>// XSS protection as we might print this value<text:line-break/><text:tab/><text:tab/><text:tab/><text:tab/><text:tab/>$user_id = preg_replace("/[^0-9]+/", </text:p>
      <text:p text:style-name="P41"><text:tab/><text:tab/><text:tab/><text:tab/><text:tab/><text:tab/><text:tab/><text:tab/><text:tab/> "", <text:line-break/><text:tab/><text:tab/><text:tab/><text:tab/><text:tab/><text:tab/><text:tab/><text:tab/><text:tab/> $user_id); <text:s/><text:tab/><text:tab/><text:tab/><text:tab/><text:tab/><text:tab/><text:tab/>$_SESSION['user_id'] = $user_id; <text:line-break/><text:tab/><text:tab/><text:tab/><text:tab/></text:p>
      <text:p text:style-name="P42"><text:tab/><text:tab/><text:tab/><text:tab/><text:tab/>// XSS protection as we might print this value<text:line-break/><text:tab/><text:tab/><text:tab/><text:tab/><text:tab/>$username = preg_replace("/[^a-zA-Z0-9_\-]+/", <text:line-break/><text:tab/><text:tab/><text:tab/><text:tab/><text:tab/><text:tab/><text:tab/><text:tab/> <text:tab/> <text:s/>"", </text:p>
      <text:p text:style-name="P42"><text:tab/><text:tab/><text:tab/><text:tab/><text:tab/><text:tab/><text:tab/><text:tab/><text:tab/> <text:s/>$username); <text:s/></text:p>
      <text:p text:style-name="P54"><text:tab/><text:tab/><text:tab/><text:tab/><text:tab/>$_SESSION['username'] = $username;</text:p>
      <text:p text:style-name="P54"><text:tab/><text:tab/><text:tab/><text:tab/><text:tab/>$_SESSION['login_string'] = hash('sha512', <text:line-break/><text:tab/><text:tab/><text:tab/><text:tab/><text:tab/><text:tab/><text:tab/><text:tab/><text:tab/>$password.$user_browser); </text:p>
      <text:p text:style-name="P40"><text:tab/><text:tab/><text:tab/><text:tab/><text:tab/>// Login successful. </text:p>
      <text:p text:style-name="P40"><text:soft-page-break/><text:tab/><text:tab/><text:tab/><text:tab/><text:tab/>return true; <text:line-break/><text:tab/><text:tab/><text:tab/><text:tab/>} else { </text:p>
      <text:p text:style-name="P47"><text:span text:style-name="T1"><text:tab/><text:tab/><text:tab/><text:tab/><text:tab/>// Password is not correct <text:line-break/><text:tab/><text:tab/><text:tab/><text:tab/><text:tab/>// We record this attempt in the database <text:line-break/><text:tab/><text:tab/><text:tab/><text:tab/><text:tab/>$now = time(); <text:line-break/><text:tab/><text:tab/><text:tab/><text:tab/><text:tab/>$mysqli-&gt;query("INSERT INTO login_attempts</text:span><text:span text:style-name="T19">(</text:span><text:span text:style-name="T1"><text:line-break/><text:tab/><text:tab/><text:tab/><text:tab/><text:tab/><text:tab/><text:tab/>user_id, time) VALUES ('$user_id',<text:line-break/><text:tab/><text:tab/><text:tab/><text:tab/><text:tab/><text:tab/><text:tab/><text:tab/><text:tab/><text:tab/><text:tab/>'$now')"); </text:span></text:p>
      <text:p text:style-name="P40"/>
      <text:p text:style-name="P40"><text:tab/><text:tab/><text:tab/><text:tab/><text:tab/>return false; <text:line-break/><text:tab/><text:tab/><text:tab/><text:tab/>} <text:line-break/><text:tab/><text:tab/><text:tab/>} <text:line-break/><text:tab/><text:tab/>} else { </text:p>
      <text:p text:style-name="P40"><text:tab/><text:tab/><text:tab/>// No user exists. <text:line-break/><text:tab/><text:tab/><text:tab/>return false; <text:line-break/><text:tab/><text:tab/>} <text:line-break/><text:tab/>} <text:line-break/>}<text:bookmark-end text:name="__DdeLink__1018_715095199"/></text:p>
      <text:p text:style-name="P35"/>
      <text:list xml:id="list260606073" text:continue-numbering="true" text:style-name="L6">
        <text:list-header>
          <text:p text:style-name="P98"><text:span text:style-name="T9">3. <text:s/></text:span><text:span text:style-name="T6">Brute Force Function.</text:span><text:span text:style-name="T1"> </text:span></text:p>
        </text:list-header>
      </text:list>
      <text:p text:style-name="P58"><text:span text:style-name="T1">Brute force attacks are when a hacker </text:span><text:span text:style-name="T25">tries</text:span><text:span text:style-name="T1"> </text:span><text:span text:style-name="T25">thousand</text:span><text:span text:style-name="T1">s of different passwords on an account, either randomly generated passwords or from a dictionary. <text:s/>In our script if a user account has </text:span><text:span text:style-name="T38">more than five </text:span><text:span text:style-name="T1">failed login</text:span><text:span text:style-name="T38">s</text:span><text:span text:style-name="T1"> their account is locked. </text:span></text:p>
      <text:p text:style-name="P58"><text:span text:style-name="T1">Brute force attacks are hard to prevent. <text:s/></text:span><text:span text:style-name="T30">A</text:span><text:span text:style-name="T1"> few ways we can prevent them are using a CAPTCHA test, locking user accounts and adding a delay on failed logins, so the user cannot login for another </text:span><text:span text:style-name="T25">thirty</text:span><text:span text:style-name="T1"> seconds. </text:span></text:p>
      <text:p text:style-name="P33"><text:span text:style-name="T1">When faced with this problem most developers simply block the IP address after certain amount of failed logins. </text:span><text:span text:style-name="T25">There are</text:span><text:span text:style-name="T1"> many tools to automate the process. <text:s/></text:span><text:span text:style-name="T25">T</text:span><text:span text:style-name="T1">hese tools can go through a series of proxies and even change the IP on each request. </text:span><text:span text:style-name="T25">However, b</text:span><text:span text:style-name="T1">locking all these IP addresses could mean you're blocking legitimate users as well. </text:span></text:p>
      <text:p text:style-name="P35"/>
      <text:p text:style-name="P6"><text:bookmark-start text:name="__DdeLink__1022_715095199"/>function checkbrute($user_id, $mysqli) { <text:line-break/><text:tab/>// Get timestamp of current time <text:line-break/><text:tab/>$now = time(); </text:p>
      <text:p text:style-name="P6"><text:tab/>// All login attempts are counted from the past 2 hours. <text:line-break/><text:tab/>$valid_attempts = $now - (2 * 60 * 60);</text:p>
      <text:p text:style-name="P55"><text:tab/>if ($stmt = $mysqli-&gt;prepare("SELECT time FROM login_attempts WHERE<text:line-break/><text:tab/><text:tab/><text:tab/><text:tab/><text:tab/><text:tab/>user_id = ? AND time &gt; '$valid_attempts'")){<text:line-break/><text:tab/><text:tab/>$stmt-&gt;bind_param('i', $user_id);</text:p>
      <text:p text:style-name="P55"><text:tab/><text:tab/>// Execute the prepared query. <text:line-break/><text:tab/><text:tab/>$stmt-&gt;execute(); <text:line-break/><text:tab/><text:tab/>$stmt-&gt;store_result();</text:p>
      <text:p text:style-name="P55"><text:tab/><text:tab/>// If there ha<text:span text:style-name="T87">ve</text:span> been more than 5 failed logins <text:line-break/><text:tab/><text:tab/>if($stmt-&gt;num_rows &gt; 5) { <text:line-break/><text:tab/><text:tab/><text:tab/>return true; <text:line-break/><text:tab/><text:tab/>} else { <text:line-break/><text:tab/><text:tab/><text:tab/>return false; <text:line-break/><text:tab/><text:tab/>} <text:line-break/><text:tab/>} <text:line-break/>}<text:bookmark-end text:name="__DdeLink__1022_715095199"/></text:p>
      <text:p text:style-name="P35"/>
      <text:p text:style-name="P52"><text:span text:style-name="T10">4. <text:s/></text:span><text:span text:style-name="T6">Check logged in status.</text:span></text:p>
      <text:p text:style-name="P31"><text:span text:style-name="T1">We do this by checking the the "</text:span><text:span text:style-name="T49">user_id</text:span><text:span text:style-name="T1">" and the "</text:span><text:span text:style-name="T49">login_string</text:span><text:span text:style-name="T1">" </text:span><text:span text:style-name="T49">SESSION</text:span><text:span text:style-name="T1"> variables. The "</text:span><text:span text:style-name="T49">login_string</text:span><text:span text:style-name="T1">" </text:span><text:span text:style-name="T49">SESSION</text:span><text:span text:style-name="T1"> variable has the user</text:span><text:span text:style-name="T26">'</text:span><text:span text:style-name="T1">s </text:span><text:span text:style-name="T30">b</text:span><text:span text:style-name="T1">rowser </text:span><text:span text:style-name="T30">i</text:span><text:span text:style-name="T1">nfo</text:span><text:span text:style-name="T30">rmation</text:span><text:span text:style-name="T1"> hashed together with the </text:span><text:soft-page-break/><text:span text:style-name="T1">password. We use the </text:span><text:span text:style-name="T30">b</text:span><text:span text:style-name="T1">rowser </text:span><text:span text:style-name="T30">i</text:span><text:span text:style-name="T1">nfo</text:span><text:span text:style-name="T30">rmation</text:span><text:span text:style-name="T1"> because it is very unlikely that the user will change their browser mid-session. Doing this helps prevent session hijacking.</text:span></text:p>
      <text:p text:style-name="P36"/>
      <text:p text:style-name="P7"><text:bookmark-start text:name="__DdeLink__1026_715095199"/>function login_check($mysqli) { <text:line-break/><text:tab/>// Check if all session variables are set <text:line-break/><text:tab/>if(isset($_SESSION['user_id'], <text:line-break/><text:tab/><text:tab/> <text:s text:c="2"/>$_SESSION['username'], <text:line-break/><text:tab/><text:tab/> <text:s text:c="2"/>$_SESSION['login_string'])) {</text:p>
      <text:p text:style-name="P7"><text:tab/><text:tab/>$user_id = $_SESSION['user_id']; <text:line-break/><text:tab/><text:tab/>$login_string = $_SESSION['login_string']; <text:line-break/><text:tab/><text:tab/>$username = $_SESSION['username'];</text:p>
      <text:p text:style-name="P6"><text:tab/><text:tab/>// Get the user-agent string of the user.<text:line-break/><text:tab/><text:tab/>$user_browser = $_SERVER['HTTP_USER_AGENT']; </text:p>
      <text:p text:style-name="P7"><text:tab/><text:tab/>if ($stmt = $mysqli-&gt;prepare("SELECT password <text:line-break/><text:tab/><text:tab/><text:tab/><text:tab/><text:tab/><text:tab/><text:tab/>FROM members <text:line-break/><text:tab/><text:tab/><text:tab/><text:tab/><text:tab/><text:tab/><text:tab/>WHERE id = ? LIMIT 1")) {</text:p>
      <text:p text:style-name="P7"><text:tab/><text:tab/><text:tab/>// Bind "$user_id" to parameter. <text:line-break/><text:tab/><text:tab/><text:tab/>$stmt-&gt;bind_param('i', $user_id); <text:s/><text:line-break/><text:tab/><text:tab/><text:tab/>$stmt-&gt;execute(); <text:tab/><text:tab/>// Execute the prepared query.<text:line-break/><text:tab/><text:tab/><text:tab/>$stmt-&gt;store_result();</text:p>
      <text:p text:style-name="P43"><text:tab/><text:tab/><text:tab/>if($stmt-&gt;num_rows == 1) { <text:line-break/><text:tab/><text:tab/><text:tab/><text:tab/>// If the user exists get variables from result.<text:line-break/><text:tab/><text:tab/><text:tab/><text:tab/>$stmt-&gt;bind_result($password);<text:line-break/><text:tab/><text:tab/><text:tab/><text:tab/>$stmt-&gt;fetch(); <text:line-break/><text:tab/><text:tab/><text:tab/><text:tab/>$login_check = hash('sha512', $password.$user_browser);<text:line-break/><text:tab/><text:tab/><text:tab/><text:tab/>if($login_check == $login_string) { <text:line-break/><text:tab/><text:tab/><text:tab/><text:tab/><text:tab/>// Logged In!!!! <text:line-break/><text:tab/><text:tab/><text:tab/><text:tab/><text:tab/>return true; <text:line-break/><text:tab/><text:tab/><text:tab/><text:tab/>} else { <text:line-break/><text:tab/><text:tab/><text:tab/><text:tab/><text:tab/>// Not logged in <text:line-break/><text:tab/><text:tab/><text:tab/><text:tab/><text:tab/>return false; </text:p>
      <text:p text:style-name="P48"><text:span text:style-name="T1"><text:tab/><text:tab/><text:tab/><text:tab/>} <text:line-break/><text:tab/><text:tab/><text:tab/>} else { <text:line-break/><text:tab/><text:tab/><text:tab/><text:tab/>// Not logged in </text:span><text:span text:style-name="T20"><text:line-break/><text:tab/><text:tab/><text:tab/><text:tab/></text:span><text:span text:style-name="T1">return false; <text:line-break/><text:tab/><text:tab/><text:tab/>} <text:line-break/><text:tab/><text:tab/>} else {<text:line-break/><text:tab/><text:tab/><text:tab/>// Not logged in <text:line-break/><text:tab/><text:tab/><text:tab/>return false;<text:line-break/><text:tab/><text:tab/>} <text:line-break/><text:tab/>} else { <text:line-break/><text:tab/><text:tab/>// Not logged in <text:line-break/><text:tab/><text:tab/>return false; <text:line-break/><text:tab/>} <text:line-break/>}</text:span><text:bookmark-end text:name="__DdeLink__1026_715095199"/></text:p>
      <text:h text:style-name="P108" text:outline-level="1">Part 5 of 8: Create Processing Pages</text:h>
      <text:list xml:id="list1657489777658707796" text:style-name="L7">
        <text:list-header>
          <text:p text:style-name="P100"><text:span text:style-name="T10">1. <text:s/></text:span><text:span text:style-name="T6">Create the login processing page (process_login.PHP).</text:span></text:p>
        </text:list-header>
      </text:list>
      <text:p text:style-name="P56"><text:span text:style-name="T39">Create a page to process logins, called:</text:span><text:span text:style-name="T1"> </text:span><text:span text:style-name="T55">process_login.</text:span><text:span text:style-name="T56">php</text:span><text:span text:style-name="T1">.</text:span></text:p>
      <text:p text:style-name="P56"><text:span text:style-name="T1">We will use the </text:span><text:span text:style-name="T49">mysqli_*</text:span><text:span text:style-name="T1"> set of PHP functions as this is the most up</text:span><text:span text:style-name="T27">-</text:span><text:span text:style-name="T1">to</text:span><text:span text:style-name="T27">-</text:span><text:span text:style-name="T1">date mySQL extension. </text:span></text:p>
      <text:p text:style-name="P81"/>
      <text:p text:style-name="P10"><text:bookmark-start text:name="__DdeLink__1028_715095199"/><text:span text:style-name="T81">include 'db_connect.</text:span><text:span text:style-name="T83">php</text:span><text:span text:style-name="T81">'; <text:line-break/>include 'functions.</text:span><text:span text:style-name="T83">php</text:span><text:span text:style-name="T81">'; </text:span></text:p>
      <text:p text:style-name="P8">sec_session_start(); // Our custom secure way of starting a PHP session.</text:p>
      <text:p text:style-name="P59"><text:soft-page-break/><text:span text:style-name="T1">if(isset($_POST['email'], $_POST['p'])) { <text:line-break/></text:span><text:span text:style-name="T1"><text:tab/>$email = $_POST['email']; <text:line-break/><text:tab/>$password = $_POST['p']; // The hashed password. </text:span></text:p>
      <text:p text:style-name="P44"><text:tab/>if(login($email, $password, $mysqli) == true) { <text:line-break/><text:tab/><text:tab/>// Login success <text:line-break/><text:tab/><text:tab/>echo 'Success: You have been logged in!'; <text:line-break/><text:tab/>} else { <text:line-break/><text:tab/><text:tab/>// Login failed <text:line-break/><text:tab/><text:tab/>header('Location: ./login.PHP?error=1'); <text:line-break/><text:tab/>} <text:line-break/>} else { <text:line-break/><text:tab/>// The correct POST variables were not sent to this page. <text:line-break/><text:tab/>echo 'Invalid Request'; <text:line-break/>}<text:bookmark-end text:name="__DdeLink__1028_715095199"/></text:p>
      <text:p text:style-name="P36"/>
      <text:list xml:id="list575735896" text:continue-numbering="true" text:style-name="L7">
        <text:list-header>
          <text:p text:style-name="P101"><text:span text:style-name="T11">2. <text:s/></text:span><text:span text:style-name="T6">Create a logout script.</text:span><text:span text:style-name="T1"> </text:span></text:p>
        </text:list-header>
      </text:list>
      <text:p text:style-name="P32"><text:span text:style-name="T1">Your logout script must start the session, destroy it and then redirect to somewhere else. Note: It might be a good idea to add CSRF protection here </text:span><text:span text:style-name="T28">in case</text:span><text:span text:style-name="T1"> someone send</text:span><text:span text:style-name="T28">s</text:span><text:span text:style-name="T1"> a link with this page hidden somehow. The user will be logged out. </text:span></text:p>
      <text:p text:style-name="P37"/>
      <text:p text:style-name="P39"><text:bookmark-start text:name="__DdeLink__1031_715095199"/><text:span text:style-name="T81">include 'functions.</text:span><text:span text:style-name="T84">php</text:span><text:span text:style-name="T81">'; <text:line-break/>sec_session_start(); </text:span></text:p>
      <text:p text:style-name="P44"/>
      <text:p text:style-name="P44">// Unset all session values <text:line-break/>$_SESSION = array(); </text:p>
      <text:p text:style-name="P44"/>
      <text:p text:style-name="P44">// get session parameters <text:line-break/>$params = session_get_cookie_params(); </text:p>
      <text:p text:style-name="P44"/>
      <text:p text:style-name="P49"><text:span text:style-name="T1">// Delete the actual cookie. <text:line-break/>setcookie(session_name(), </text:span><text:span text:style-name="T42">,</text:span><text:span text:style-name="T48"> time() - 42000, $params["path"], $params["domain"], $params["secure"], $params["httponly"]);</text:span><text:span text:style-name="T1"> </text:span></text:p>
      <text:p text:style-name="P44"/>
      <text:p text:style-name="P44">// Destroy session <text:line-break/>session_destroy(); <text:line-break/>header('Location: ./');<text:bookmark-end text:name="__DdeLink__1031_715095199"/></text:p>
      <text:p text:style-name="P61"/>
      <text:p text:style-name="P17"><text:span text:style-name="T11">3. <text:s/></text:span><text:span text:style-name="T6">Registration Page.</text:span><text:span text:style-name="T1"> </text:span></text:p>
      <text:p text:style-name="P17"><text:bookmark-start text:name="__DdeLink__1035_715095199"/><text:span text:style-name="T1">To create the password hash you will need to use the following code: Make sure the value of </text:span><text:span text:style-name="T49">$_POST['p']</text:span><text:span text:style-name="T1"> is already hashed from JavaScript. <text:s/></text:span><text:span text:style-name="T31">I</text:span><text:span text:style-name="T1">f you are not using this method because you want to validate the password server side then make sure you hash it.</text:span></text:p>
      <text:p text:style-name="P8">// The hashed password from the form <text:line-break/>$password = $_POST['p']; </text:p>
      <text:p text:style-name="P8">// Create a random salt <text:line-break/>$random_salt = hash('sha512', uniqid(mt_rand(1, mt_getrandmax()), true)); </text:p>
      <text:p text:style-name="P8">// Create salted password (Careful not to over season) <text:line-break/>$password = hash('sha512', $password.$random_salt);</text:p>
      <text:p text:style-name="P27">// Add your insert to database script here. <text:line-break/>// Make sure you use prepared statements! <text:line-break/>if ($insert_stmt = $mysqli-&gt;prepare("INSERT INTO members (username, email, <text:tab/><text:tab/><text:tab/><text:tab/><text:tab/><text:tab/><text:tab/>password, salt) VALUES (?, ?, ?, ?)")) { </text:p>
      <text:p text:style-name="P28"><text:tab/>$insert_stmt-&gt;bind_param('ssss', $username, $email, <text:line-break/><text:tab/><text:tab/><text:tab/><text:tab/>$password, $random_salt); </text:p>
      <text:p text:style-name="P28"><text:tab/>// Execute the prepared query.<text:line-break/><text:tab/>$insert_stmt-&gt;execute(); </text:p>
      <text:p text:style-name="P28"><text:soft-page-break/>}<text:bookmark-end text:name="__DdeLink__1035_715095199"/></text:p>
      <text:h text:style-name="P111" text:outline-level="1">Part 6 of 8 Create the JavaScript files</text:h>
      <text:list xml:id="list5018863391631655740" text:style-name="L8">
        <text:list-header>
          <text:p text:style-name="P102"><text:span text:style-name="T12">1</text:span><text:span text:style-name="T11">. <text:s/></text:span><text:span text:style-name="T6">Create sha512.js file</text:span></text:p>
        </text:list-header>
      </text:list>
      <text:p text:style-name="P50"><text:span text:style-name="T1">This file is an implementation in JavaScript of the hashing algorithm </text:span><text:span text:style-name="T49">sha512</text:span><text:span text:style-name="T1">. We will use the hashing function so our passwords don't get sent in plain text.</text:span></text:p>
      <text:p text:style-name="P50"><text:a xlink:type="simple" xlink:href="http://pajhome.org.uk/crypt/md5/sha512.html">The file can be downloaded from pajhome.org.uk</text:a><text:span text:style-name="T1"> </text:span></text:p>
      <text:p text:style-name="P53">(Saved in <text:span text:style-name="T77">/home/peter/PHP-secure-login/sha512.js</text:span>)</text:p>
      <text:p text:style-name="P57"><text:span text:style-name="T12">2</text:span><text:span text:style-name="T11">. <text:s/>Create forms.js file</text:span><text:span text:style-name="T21"> </text:span></text:p>
      <text:p text:style-name="P38">This file will handle the hashing of the passwords for any forms. </text:p>
      <text:p text:style-name="P38"/>
      <text:p text:style-name="P45"><text:bookmark-start text:name="__DdeLink__1038_715095199"/>function formhash(form, password) { <text:line-break/><text:tab/>// Create a new element input, this will be our hashed password field. <text:line-break/><text:tab/>var p = document.createElement("input"); </text:p>
      <text:p text:style-name="P45"/>
      <text:p text:style-name="P46"><text:tab/>// Add the new element to our form. <text:line-break/><text:tab/>form.appendChild(p); <text:line-break/><text:tab/>p.name = "p"; <text:line-break/><text:tab/>p.type = "hidden"; </text:p>
      <text:p text:style-name="P70">p.value = hex_sha512(password.value); </text:p>
      <text:p text:style-name="P45"/>
      <text:p text:style-name="P45"><text:tab/>// Make sure the plaintext password doesn't get sent. <text:line-break/><text:tab/>password.value = ""; </text:p>
      <text:p text:style-name="P45"/>
      <text:p text:style-name="P45"><text:tab/>// Finally submit the form. <text:line-break/><text:tab/>form.submit(); <text:line-break/>}<text:bookmark-end text:name="__DdeLink__1038_715095199"/></text:p>
      <text:h text:style-name="P112" text:outline-level="1">Part 7 of 8: Create HTML Pages </text:h>
      <text:p text:style-name="P22"><text:span text:style-name="T12">1. <text:s/></text:span><text:span text:style-name="T11">Create the login form (</text:span><text:span text:style-name="T52">login.</text:span><text:span text:style-name="T53">php</text:span><text:span text:style-name="T11">).</text:span></text:p>
      <text:p text:style-name="P22"><text:span text:style-name="T21">This is a HTML form with two text fields, named "</text:span><text:span text:style-name="T51">email</text:span><text:span text:style-name="T21">" and "</text:span><text:span text:style-name="T51">password</text:span><text:span text:style-name="T21">". The Java</text:span><text:span text:style-name="T32">S</text:span><text:span text:style-name="T21">cript will then generate a hash of the password, and send the "</text:span><text:span text:style-name="T51">email</text:span><text:span text:style-name="T21">" and "</text:span><text:span text:style-name="T51">p</text:span><text:span text:style-name="T21">" (the hashed password) to the server.</text:span></text:p>
      <text:p text:style-name="P104">When logging in, it is best to use something that is not public, for this guide we are using the email as the login id, the username can then be used to identify the user. If the email is hidden it adds another variable for hacking accounts.</text:p>
      <text:p text:style-name="P22"><text:span text:style-name="T21">Note: Even though we have encrypted the password so it is not sent in plain text, it is recommended that you use the </text:span><text:span text:style-name="T32">HTTPS</text:span><text:span text:style-name="T21"> protocol (TLS/SSL) when sending passwords.</text:span></text:p>
      <text:p text:style-name="P23"><text:bookmark-start text:name="__DdeLink__1040_715095199"/><text:span text:style-name="T44">&lt;html&gt;<text:line-break/><text:tab/>&lt;head&gt;<text:line-break/><text:tab/><text:tab/>&lt;title&gt;Log In&lt;/title&gt;</text:span><text:span text:style-name="T45"><text:line-break/><text:tab/><text:tab/>&lt;script type="text/JavaScript" src="sha512.js"&gt;&lt;/script&gt; <text:line-break/><text:tab/><text:tab/>&lt;script type="text/JavaScript" src="forms.js"&gt;&lt;/script&gt; <text:line-break/><text:tab/></text:span><text:span text:style-name="T44">&lt;/head&gt;<text:line-break/><text:tab/>&lt;body&gt;</text:span><text:span text:style-name="T45"><text:line-break/><text:tab/><text:tab/>&lt;?</text:span><text:span text:style-name="T46">php</text:span><text:span text:style-name="T45"> <text:line-break/><text:tab/><text:tab/><text:tab/>if(isset($_GET['error'])) { <text:line-break/><text:tab/><text:tab/><text:tab/><text:tab/>echo 'Error Logging In!'; <text:line-break/><text:tab/><text:tab/><text:tab/>} <text:line-break/><text:tab/><text:tab/>?&gt; <text:line-break/></text:span><text:soft-page-break/><text:span text:style-name="T45"><text:tab/><text:tab/>&lt;form action="process_login.</text:span><text:span text:style-name="T47">php</text:span><text:span text:style-name="T45">" method="post" name="login_form"&gt; <text:tab/><text:tab/><text:tab/>Email: &lt;input type="text" name="email" /&gt;<text:line-break/><text:tab/><text:tab/><text:tab/>Password: &lt;input type="password" <text:line-break/><text:tab/><text:tab/><text:tab/><text:tab/><text:tab/><text:tab/><text:tab/>name="password" <text:line-break/><text:tab/><text:tab/><text:tab/><text:tab/><text:tab/><text:tab/><text:tab/>id="password"/&gt;<text:line-break/><text:tab/><text:tab/><text:tab/>&lt;input type="button" <text:line-break/><text:tab/><text:tab/><text:tab/><text:tab/> value="Login" <text:line-break/><text:tab/><text:tab/><text:tab/><text:tab/> onclick="formhash(this.form, this.form.password);" /&gt; <text:line-break/><text:tab/><text:tab/>&lt;/form&gt;<text:line-break/><text:tab/></text:span><text:span text:style-name="T44">&lt;/body&gt;<text:line-break/>&lt;/html&gt;</text:span><text:bookmark-end text:name="__DdeLink__1040_715095199"/></text:p>
      <text:h text:style-name="P110" text:outline-level="1">Part 8 of 8: Protecting Pages</text:h>
      <text:p text:style-name="P18"><text:span text:style-name="T12">1. <text:s/>Page Protection Script.</text:span><text:span text:style-name="T22"> </text:span></text:p>
      <text:p text:style-name="P18"><text:span text:style-name="T22">One of the most common problems with authentication systems is the developer forgetting to check if the user is logged in. It is very important you use the code </text:span><text:span text:style-name="T23">below</text:span><text:span text:style-name="T22"> </text:span><text:span text:style-name="T23">on every protected page</text:span><text:span text:style-name="T22"> to check that the user is logged in. <text:s/>Make sure you use this function to check if the user is logged in.</text:span></text:p>
      <text:p text:style-name="P11"><text:bookmark-start text:name="__DdeLink__1044_715095199"/><text:span text:style-name="T81">// Include database connection and functions here. <text:s/></text:span><text:span text:style-name="T82">See 3.1.</text:span><text:span text:style-name="T81"> <text:line-break/>sec_session_start(); </text:span></text:p>
      <text:p text:style-name="P9">if(login_check($mysqli) == true) {</text:p>
      <text:p text:style-name="P9"><text:tab/>// Add your protected page content here!<text:span text:style-name="T66"><text:line-break/></text:span><text:span text:style-name="T22">} else { <text:line-break/><text:tab/>echo 'You are not authorized to access this page, please login.';<text:line-break/>}</text:span><text:bookmark-end text:name="__DdeLink__1044_715095199"/></text:p>
      <text:h text:style-name="P110" text:outline-level="1">Tips</text:h>
      <text:list xml:id="list824410170845903631" text:style-name="L9">
        <text:list-item>
          <text:p text:style-name="P87">With very few changes these example scripts can be modified to work with other SQL systems such as SQLite or PostgreSQL. </text:p>
        </text:list-item>
        <text:list-item>
          <text:p text:style-name="P87">Use HTML and CSS to format the login form and output pages to your liking. </text:p>
        </text:list-item>
        <text:list-item>
          <text:p text:style-name="P87">Stay away from the <text:span text:style-name="T77">md5()</text:span> function in login scripts, the md5 hashing algorithm is now considered insecure. </text:p>
        </text:list-item>
        <text:list-item>
          <text:p text:style-name="P73">If you're wanting to use a different hashing algorithm rather than sha512, try Whirlpool. Avoid using Gost, sha1 (Unless thoroughly salted and in multiple iterations), and as already stated, md5. Encourage your users to create strong, unique passwords with both uppercase and lowercase letters, numbers, and symbols. Consider having your users create a <text:span text:style-name="T71">separate</text:span> login name from their username for added security.</text:p>
        </text:list-item>
      </text:list>
      <text:h text:style-name="P113" text:outline-level="1">Warnings</text:h>
      <text:list xml:id="list555199918355028048" text:style-name="L10">
        <text:list-item>
          <text:p text:style-name="P88">Nothing is <text:span text:style-name="T71">one hundred percent</text:span> secure. Remember to stay in tune with the latest security news to keep improving the security of your scripts. </text:p>
        </text:list-item>
        <text:list-item>
          <text:p text:style-name="P88">The Anti Brute Force of this script, that locks a user account, can be misused very eas<text:span text:style-name="T71">ily</text:span>. Create a <text:span text:style-name="T77">crontab</text:span> script that runs every hour and post "<text:span text:style-name="T77">known_username</text:span>" and the "<text:span text:style-name="T77">bad_password</text:span>" <text:span text:style-name="T71">five</text:span> times and the "<text:span text:style-name="T77">known_username</text:span>" can't sign in again.. </text:p>
        </text:list-item>
        <text:list-item>
          <text:p text:style-name="P74">Make sure that the user cannot see your PHP script, which may occur due to <text:span text:style-name="T71">an</text:span> incorrect server setup. There is a possibility of the users gathering information about your database names and passwords if your PHP code is visible. <text:s/><text:span text:style-name="T88">Ideally any scripts that are included in other scripts or pages should be located in a directory outside of the server's file system and referenced using a relative path e.g. </text:span><text:span text:style-name="T78">include '../../includes/myscript.inc.php'</text:span><text:span text:style-name="T88">.</text:span></text:p>
        </text:list-item>
      </text:list>
      <text:h text:style-name="P113" text:outline-level="1"><text:soft-page-break/>Sources and citations</text:h>
      <text:list xml:id="list8299510446845728638" text:style-name="L11">
        <text:list-item>
          <text:p text:style-name="P89"><text:a xlink:type="simple" xlink:href="http://crackstation.net/hashing-security.htm">http://crackstation.net/hashing-security.htm</text:a> Password Hashing </text:p>
        </text:list-item>
        <text:list-item>
          <text:p text:style-name="P82"><text:a xlink:type="simple" xlink:href="https://www.owasp.org/index.php/SQL_Injection">https://www.owasp.org/index.PHP/SQL_Injection</text:a><text:span text:style-name="T24"> Info on SQL Injection </text:span></text:p>
        </text:list-item>
      </text:list>
      <text:p text:style-name="P75"/>
      <text:p text:style-name="P13"><text:span text:style-name="T40">All the text shared under a </text:span><text:a xlink:type="simple" xlink:href="http://www.wikihow.com/wikiHow:Creative-Commons">Creative Commons License</text:a><text:span text:style-name="T40">.</text:span></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sans-serif"/>
    <style:font-face style:name="Lohit Hindi1" svg:font-family="'Lohit Hindi'"/>
    <style:font-face style:name="OpenSymbol" svg:font-family="OpenSymbol"/>
    <style:font-face style:name="Courier New"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3-11-30T18:08:00</meta:creation-date>
    <dc:date>2013-12-03T15:22:25</dc:date>
    <dc:creator>Peter </dc:creator>
    <meta:editing-duration>PT8H51M31S</meta:editing-duration>
    <meta:editing-cycles>74</meta:editing-cycles>
    <meta:generator>LibreOffice/4.0.4.2$Linux_x86 LibreOffice_project/400m0$Build-2</meta:generator>
    <meta:document-statistic meta:table-count="0" meta:image-count="0" meta:object-count="0" meta:page-count="10" meta:paragraph-count="170" meta:word-count="2815" meta:character-count="19191" meta:non-whitespace-character-count="15762"/>
  </office:meta>
</office:document-meta>
</file>